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background-color="#ffff00"/>
    </style:style>
    <style:style style:name="T4" style:family="text">
      <style:text-properties style:text-underline-style="none" fo:background-color="#00ff00"/>
    </style:style>
    <style:style style:name="T5" style:family="text">
      <style:text-properties style:text-underline-style="none" fo:background-color="#ff0000"/>
    </style:style>
    <style:style style:name="T6" style:family="text">
      <style:text-properties fo:background-color="#ffff00"/>
    </style:style>
    <style:style style:name="T7" style:family="text">
      <style:text-properties fo:background-color="#00ff00"/>
    </style:style>
    <style:style style:name="T8" style:family="text">
      <style:text-properties fo:background-color="#ff0000"/>
    </style:style>
    <style:style style:name="T9" style:family="text">
      <style:text-properties style:text-underline-style="solid" style:text-underline-width="auto" style:text-underline-color="font-color"/>
    </style:style>
    <style:style style:name="T10" style:family="text">
      <style:text-properties style:font-name="Times New Roman" style:text-underline-style="none"/>
    </style:style>
    <style:style style:name="T11" style:family="text">
      <style:text-properties style:font-name="Times New Roman"/>
    </style:style>
    <style:style style:name="T12" style:family="text">
      <style:text-properties style:font-name="Times New Roman" style:text-underline-style="none"/>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
      <text:p text:style-name="P5"/>
      <text:p text:style-name="P5"/>
      <text:p text:style-name="P6">Lab Experiment # 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cision Instruct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n the 5<text:span text:style-name="T1">th</text:span> of November 2008 </text:p>
      <text:p text:style-name="P7">Completed on the 1<text:span text:style-name="T1">st</text:span> of October 2008 </text:p>
      <text:p text:style-name="P7"/>
      <text:p text:style-name="P7"/>
      <text:p text:style-name="P7"/>
      <text:p text:style-name="P1"><text:soft-page-break/></text:p>
      <text:p text:style-name="P1">1. Objectives</text:p>
      <text:p text:style-name="P2"/>
      <text:p text:style-name="P2">The objectives of this experiment were to get familiar with the different usage of the jump command.</text:p>
      <text:p text:style-name="P2"/>
      <text:p text:style-name="P2">For this report, highlighted yellow values in the memory dump are the initial values, the highlighted green values are the stored results and the highlighted red values are the error flag variable.</text:p>
      <text:p text:style-name="P4"/>
      <text:p text:style-name="P4">2.0 Step1</text:p>
      <text:p text:style-name="P4">2.1 Source Code</text:p>
      <text:p text:style-name="P3"/>
      <text:p text:style-name="P3"><text:s/></text:p>
      <text:p text:style-name="P3">; PROGRAM: 8_1.ASM</text:p>
      <text:p text:style-name="P3">;</text:p>
      <text:p text:style-name="P3">; AUTHOR: Calvin O. Ference</text:p>
      <text:p text:style-name="P3">;</text:p>
      <text:p text:style-name="P3">; DESCRIPTION: <text:s/>Fahrenheit to Celcius Conversion Program</text:p>
      <text:p text:style-name="P3">; </text:p>
      <text:p text:style-name="P3">; </text:p>
      <text:p text:style-name="P3"/>
      <text:p text:style-name="P3"><text:s text:c="8"/>ASSUME<text:tab/>cs:code, ds:data</text:p>
      <text:p text:style-name="P3"/>
      <text:p text:style-name="P3">code <text:s text:c="3"/>SEGMENT</text:p>
      <text:p text:style-name="P3">main <text:s text:c="3"/>PROC <text:s text:c="2"/></text:p>
      <text:p text:style-name="P3"/>
      <text:p text:style-name="P3">init:<text:tab/>mov<text:tab/>ax,data</text:p>
      <text:p text:style-name="P3"><text:tab/><text:tab/>mov<text:tab/>ds,ax</text:p>
      <text:p text:style-name="P3"><text:tab/><text:tab/>mov<text:tab/>ax,0</text:p>
      <text:p text:style-name="P3"><text:tab/><text:tab/>mov<text:tab/>bx,0</text:p>
      <text:p text:style-name="P3"><text:tab/><text:tab/>mov<text:tab/>eflag,0 </text:p>
      <text:p text:style-name="P3"/>
      <text:p text:style-name="P3">start:<text:tab/>mov<text:tab/>al,fah</text:p>
      <text:p text:style-name="P3"><text:tab/>cmp<text:tab/>al,32h</text:p>
      <text:p text:style-name="P3"><text:tab/>jb<text:tab/>error</text:p>
      <text:p text:style-name="P3"><text:tab/>cmp<text:tab/>al,0c8h</text:p>
      <text:p text:style-name="P3"><text:tab/>ja<text:tab/>error</text:p>
      <text:p text:style-name="P3"><text:tab/>sub<text:tab/>al,20h</text:p>
      <text:p text:style-name="P3"><text:tab/>mov<text:tab/>bl,5</text:p>
      <text:p text:style-name="P3"><text:tab/>mul<text:tab/>bl</text:p>
      <text:p text:style-name="P3"><text:tab/>mov<text:tab/>bl,9</text:p>
      <text:p text:style-name="P3"><text:tab/>div<text:tab/>bl</text:p>
      <text:p text:style-name="P3"><text:tab/>mov<text:tab/>cel,al</text:p>
      <text:p text:style-name="P3"><text:tab/><text:tab/></text:p>
      <text:p text:style-name="P3">shi:<text:tab/>mov<text:tab/>ax,4c00h</text:p>
      <text:p text:style-name="P3"><text:tab/>int<text:tab/>21h</text:p>
      <text:p text:style-name="P3"/>
      <text:p text:style-name="P3">error:<text:tab/>mov<text:tab/>eflag,0FFh</text:p>
      <text:p text:style-name="P3"><text:soft-page-break/><text:tab/>jmp<text:tab/>shi</text:p>
      <text:p text:style-name="P3"><text:tab/></text:p>
      <text:p text:style-name="P3">main<text:tab/>ENDP</text:p>
      <text:p text:style-name="P3">code<text:tab/>ENDS</text:p>
      <text:p text:style-name="P3"/>
      <text:p text:style-name="P3">data<text:tab/>SEGMENT</text:p>
      <text:p text:style-name="P3">fah<text:tab/>db<text:tab/>0C8h</text:p>
      <text:p text:style-name="P3">cel<text:tab/>db<text:tab/>0</text:p>
      <text:p text:style-name="P3">eflag<text:tab/>db<text:tab/>0</text:p>
      <text:p text:style-name="P3">data<text:tab/>ENDS</text:p>
      <text:p text:style-name="P3"/>
      <text:p text:style-name="P3"><text:tab/><text:tab/>END</text:p>
      <text:p text:style-name="P3"/>
      <text:p text:style-name="P3"/>
      <text:p text:style-name="P4">2.2 List File</text:p>
      <text:p text:style-name="P3"/>
      <text:p text:style-name="P3"/>
      <text:p text:style-name="P3">Microsoft (R) Macro Assembler Version 6.11d<text:tab/><text:tab/> <text:s text:c="3"/>10/29/08 15:14:00</text:p>
      <text:p text:style-name="P3">8_1a.asm<text:tab/><text:tab/><text:tab/><text:tab/><text:tab/><text:tab/> <text:s text:c="4"/>Page 1 - 1</text:p>
      <text:p text:style-name="P3"/>
      <text:p text:style-name="P3"/>
      <text:p text:style-name="P3"><text:tab/><text:tab/><text:tab/><text:tab/>; PROGRAM: 8_1.ASM</text:p>
      <text:p text:style-name="P3"><text:tab/><text:tab/><text:tab/><text:tab/>;</text:p>
      <text:p text:style-name="P3"><text:tab/><text:tab/><text:tab/><text:tab/>; AUTHOR: Calvin O. Ference</text:p>
      <text:p text:style-name="P3"><text:tab/><text:tab/><text:tab/><text:tab/>;</text:p>
      <text:p text:style-name="P3"><text:tab/><text:tab/><text:tab/><text:tab/>; DESCRIPTION: <text:s/>Fahrenheit to Celcius Conversion Program</text:p>
      <text:p text:style-name="P3"><text:tab/><text:tab/><text:tab/><text:tab/>; </text:p>
      <text:p text:style-name="P3"><text:tab/><text:tab/><text:tab/><text:tab/>; </text:p>
      <text:p text:style-name="P3"/>
      <text:p text:style-name="P3"><text:tab/><text:tab/><text:tab/><text:tab/> <text:s text:c="7"/>ASSUME<text:tab/>cs:code, ds:data</text:p>
      <text:p text:style-name="P3"/>
      <text:p text:style-name="P3"><text:s/>0000<text:tab/><text:tab/><text:tab/><text:tab/>code <text:s text:c="3"/>SEGMENT</text:p>
      <text:p text:style-name="P3"><text:s/>0000<text:tab/><text:tab/><text:tab/><text:tab/>main <text:s text:c="3"/>PROC <text:s text:c="2"/></text:p>
      <text:p text:style-name="P3"/>
      <text:p text:style-name="P3"><text:s/>0000 <text:s/>B8 ---- R<text:tab/><text:tab/>init:<text:tab/>mov<text:tab/>ax,data</text:p>
      <text:p text:style-name="P3"><text:s/>0003 <text:s/>8E D8<text:tab/><text:tab/><text:tab/><text:tab/><text:tab/>mov<text:tab/>ds,ax</text:p>
      <text:p text:style-name="P3"><text:s/>0005 <text:s/>B8 0000<text:tab/><text:tab/><text:tab/><text:tab/><text:tab/>mov<text:tab/>ax,0</text:p>
      <text:p text:style-name="P3"><text:s/>0008 <text:s/>BB 0000<text:tab/><text:tab/><text:tab/><text:tab/><text:tab/>mov<text:tab/>bx,0</text:p>
      <text:p text:style-name="P3"><text:s/>000B <text:s/>C6 06 0002 R 00<text:tab/><text:tab/><text:tab/><text:tab/>mov<text:tab/>eflag,0 </text:p>
      <text:p text:style-name="P3"/>
      <text:p text:style-name="P3"><text:s/>0010 <text:s/>A0 0000 R<text:tab/><text:tab/>start:<text:tab/>mov<text:tab/>al,fah</text:p>
      <text:p text:style-name="P3"><text:s/>0013 <text:s/>3C 32<text:tab/><text:tab/><text:tab/><text:tab/>cmp<text:tab/>al,32h</text:p>
      <text:p text:style-name="P3"><text:s/>0015 <text:s/>72 16<text:tab/><text:tab/><text:tab/><text:tab/>jb<text:tab/>error</text:p>
      <text:p text:style-name="P3"><text:s/>0017 <text:s/>3C C8<text:tab/><text:tab/><text:tab/><text:tab/>cmp<text:tab/>al,0c8h</text:p>
      <text:p text:style-name="P3"><text:s/>0019 <text:s/>77 12<text:tab/><text:tab/><text:tab/><text:tab/>ja<text:tab/>error</text:p>
      <text:p text:style-name="P3"><text:s/>001B <text:s/>2C 20<text:tab/><text:tab/><text:tab/><text:tab/>sub<text:tab/>al,20h</text:p>
      <text:p text:style-name="P3"><text:s/>001D <text:s/>B3 05<text:tab/><text:tab/><text:tab/><text:tab/>mov<text:tab/>bl,5</text:p>
      <text:p text:style-name="P3"><text:soft-page-break/><text:s/>001F <text:s/>F6 E3<text:tab/><text:tab/><text:tab/><text:tab/>mul<text:tab/>bl</text:p>
      <text:p text:style-name="P3"><text:s/>0021 <text:s/>B3 09<text:tab/><text:tab/><text:tab/><text:tab/>mov<text:tab/>bl,9</text:p>
      <text:p text:style-name="P3"><text:s/>0023 <text:s/>F6 F3<text:tab/><text:tab/><text:tab/><text:tab/>div<text:tab/>bl</text:p>
      <text:p text:style-name="P3"><text:s/>0025 <text:s/>A2 0001 R<text:tab/><text:tab/><text:tab/>mov<text:tab/>cel,al</text:p>
      <text:p text:style-name="P3"><text:tab/><text:tab/><text:tab/><text:tab/><text:tab/><text:tab/></text:p>
      <text:p text:style-name="P3"><text:s/>0028 <text:s/>B8 4C00<text:tab/><text:tab/><text:tab/>shi:<text:tab/>mov<text:tab/>ax,4c00h</text:p>
      <text:p text:style-name="P3"><text:s/>002B <text:s/>CD 21<text:tab/><text:tab/><text:tab/><text:tab/>int<text:tab/>21h</text:p>
      <text:p text:style-name="P3"/>
      <text:p text:style-name="P3"><text:s/>002D <text:s/>C6 06 0002 R FF<text:tab/><text:tab/>error:<text:tab/>mov<text:tab/>eflag,0FFh</text:p>
      <text:p text:style-name="P3"><text:s/>0032 <text:s/>EB F4<text:tab/><text:tab/><text:tab/><text:tab/>jmp<text:tab/>shi</text:p>
      <text:p text:style-name="P3"><text:tab/><text:tab/><text:tab/><text:tab/><text:tab/></text:p>
      <text:p text:style-name="P3"><text:s/>0034<text:tab/><text:tab/><text:tab/><text:tab/>main<text:tab/>ENDP</text:p>
      <text:p text:style-name="P3"><text:s/>0034<text:tab/><text:tab/><text:tab/><text:tab/>code<text:tab/>ENDS</text:p>
      <text:p text:style-name="P3"/>
      <text:p text:style-name="P3"><text:s/>0000<text:tab/><text:tab/><text:tab/><text:tab/>data<text:tab/>SEGMENT</text:p>
      <text:p text:style-name="P3"><text:s/>0000 C8<text:tab/><text:tab/><text:tab/>fah<text:tab/>db<text:tab/>0C8h</text:p>
      <text:p text:style-name="P3"><text:s/>0001 00<text:tab/><text:tab/><text:tab/>cel<text:tab/>db<text:tab/>0</text:p>
      <text:p text:style-name="P3"><text:s/>0002 00<text:tab/><text:tab/><text:tab/>eflag<text:tab/>db<text:tab/>0</text:p>
      <text:p text:style-name="P3"><text:s/>0003<text:tab/><text:tab/><text:tab/><text:tab/>data<text:tab/>ENDS</text:p>
      <text:p text:style-name="P3"/>
      <text:p text:style-name="P3"><text:tab/><text:tab/><text:tab/><text:tab/><text:tab/><text:tab/>END</text:p>
      <text:p text:style-name="P3"/>
      <text:p text:style-name="P3"/>
      <text:p text:style-name="P3">Microsoft (R) Macro Assembler Version 6.11d<text:tab/><text:tab/> <text:s text:c="3"/>10/29/08 15:14:00</text:p>
      <text:p text:style-name="P3">8_1a.asm<text:tab/><text:tab/><text:tab/><text:tab/><text:tab/><text:tab/> <text:s text:c="4"/>Symbols 2 - 1</text:p>
      <text:p text:style-name="P3"/>
      <text:p text:style-name="P3"/>
      <text:p text:style-name="P3"/>
      <text:p text:style-name="P3"/>
      <text:p text:style-name="P3">Segments and Groups:</text:p>
      <text:p text:style-name="P3"/>
      <text:p text:style-name="P3"><text:s text:c="16"/>N a m e <text:s text:c="16"/>Size <text:s text:c="4"/>Length <text:s text:c="2"/>Align <text:s text:c="2"/>Combine Class</text:p>
      <text:p text:style-name="P3"/>
      <text:p text:style-name="P3">code . . . . . . . . . . . . . .<text:tab/>16 Bit<text:tab/> 0034<text:tab/> <text:s/>Para<text:tab/> <text:s/>Private </text:p>
      <text:p text:style-name="P3">data . . . . . . . . . . . . . .<text:tab/>16 Bit<text:tab/> 0003<text:tab/> <text:s/>Para<text:tab/> <text:s/>Private </text:p>
      <text:p text:style-name="P3"/>
      <text:p text:style-name="P3"/>
      <text:p text:style-name="P3">Procedures, <text:s/>parameters and locals:</text:p>
      <text:p text:style-name="P3"/>
      <text:p text:style-name="P3"><text:s text:c="16"/>N a m e <text:s text:c="16"/>Type <text:s text:c="4"/>Value <text:s text:c="3"/>Attr</text:p>
      <text:p text:style-name="P3"/>
      <text:p text:style-name="P3">main . . . . . . . . . . . . . .<text:tab/>P Near<text:tab/> 0000<text:tab/> <text:s/>code<text:tab/>Length= 0034 Public</text:p>
      <text:p text:style-name="P3"><text:s text:c="2"/>init . . . . . . . . . . . . .<text:tab/>L Near<text:tab/> 0000<text:tab/> <text:s/>code<text:tab/></text:p>
      <text:p text:style-name="P3"><text:s text:c="2"/>start <text:s/>. . . . . . . . . . . .<text:tab/>L Near<text:tab/> 0010<text:tab/> <text:s/>code<text:tab/></text:p>
      <text:p text:style-name="P3"><text:s text:c="2"/>shi <text:s/>. . . . . . . . . . . . .<text:tab/>L Near<text:tab/> 0028<text:tab/> <text:s/>code<text:tab/></text:p>
      <text:p text:style-name="P3"><text:s text:c="2"/>error <text:s/>. . . . . . . . . . . .<text:tab/>L Near<text:tab/> 002D<text:tab/> <text:s/>code<text:tab/></text:p>
      <text:p text:style-name="P3"/>
      <text:p text:style-name="P3"><text:soft-page-break/></text:p>
      <text:p text:style-name="P3">Symbols:</text:p>
      <text:p text:style-name="P3"/>
      <text:p text:style-name="P3"><text:s text:c="16"/>N a m e <text:s text:c="16"/>Type <text:s text:c="4"/>Value <text:s text:c="3"/>Attr</text:p>
      <text:p text:style-name="P3"/>
      <text:p text:style-name="P3">cel <text:s/>. . . . . . . . . . . . . .<text:tab/>Byte<text:tab/> 0001<text:tab/> <text:s/>data<text:tab/></text:p>
      <text:p text:style-name="P3">eflag <text:s/>. . . . . . . . . . . . .<text:tab/>Byte<text:tab/> 0002<text:tab/> <text:s/>data<text:tab/></text:p>
      <text:p text:style-name="P3">fah <text:s/>. . . . . . . . . . . . . .<text:tab/>Byte<text:tab/> 0000<text:tab/> <text:s/>data<text:tab/></text:p>
      <text:p text:style-name="P3"/>
      <text:p text:style-name="P3"><text:tab/> <text:s text:c="2"/>0 Warnings</text:p>
      <text:p text:style-name="P3"><text:tab/> <text:s text:c="2"/>0 Errors</text:p>
      <text:p text:style-name="P3"/>
      <text:p text:style-name="P4"/>
      <text:p text:style-name="P4">2.3.1 Results With Maximum Values</text:p>
      <text:p text:style-name="P3"/>
      <text:p text:style-name="P3">Capture file written by TCAP 3.0, TCAP Copyright(c) 1998 Tim Kannel</text:p>
      <text:p text:style-name="P3"/>
      <text:p text:style-name="P3">G:\ELECTR~1\SEMEST~1\243-31~1\LAB8~1\STEP_1&gt;debug 8_1a.exe</text:p>
      <text:p text:style-name="P3">-d</text:p>
      <text:p text:style-name="P3">0E3B:0000 <text:s/>B8 3F 0E 8E D8 B8 00 00-BB 00 00 C6 06 02 00 00 <text:s text:c="2"/>.?..............</text:p>
      <text:p text:style-name="P3">0E3B:0010 <text:s/>A0 00 00 3C 32 72 16 3C-C8 77 12 2C 20 B3 05 F6 <text:s text:c="2"/>...&lt;2r.&lt;.w., ...</text:p>
      <text:p text:style-name="P3">0E3B:0020 <text:s/>E3 B3 09 F6 F3 A2 01 00-B8 00 4C CD 21 C6 06 02 <text:s text:c="2"/>..........L.!...</text:p>
      <text:p text:style-name="P3">0E3B:0030 <text:s/>00 FF EB F4 00 00 00 00-00 00 00 00 00 00 00 00 <text:s text:c="2"/>................</text:p>
      <text:p text:style-name="P4"><text:span text:style-name="T2">0E3B:0040 <text:s/></text:span><text:span text:style-name="T3">C8 00 00</text:span><text:span text:style-name="T2"> 20 63 61 6E 6E-6F 74 20 73 70 65 63 69 <text:s text:c="2"/>... cannot speci</text:span></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g</text:p>
      <text:p text:style-name="P3"/>
      <text:p text:style-name="P3">Program terminated normally</text:p>
      <text:p text:style-name="P3">-d cs:0</text:p>
      <text:p text:style-name="P3">0E3B:0000 <text:s/>B8 3F 0E 8E D8 B8 00 00-BB 00 00 C6 06 02 00 00 <text:s text:c="2"/>.?..............</text:p>
      <text:p text:style-name="P3">0E3B:0010 <text:s/>A0 00 00 3C 32 72 16 3C-C8 77 12 2C 20 B3 05 F6 <text:s text:c="2"/>...&lt;2r.&lt;.w., ...</text:p>
      <text:p text:style-name="P3">0E3B:0020 <text:s/>E3 B3 09 F6 F3 A2 01 00-B8 00 4C CD 21 C6 06 02 <text:s text:c="2"/>..........L.!...</text:p>
      <text:p text:style-name="P3">0E3B:0030 <text:s/>00 FF EB F4 00 00 00 00-00 00 00 00 00 00 00 00 <text:s text:c="2"/>................</text:p>
      <text:p text:style-name="P4"><text:span text:style-name="T2">0E3B:0040 <text:s/></text:span><text:span text:style-name="T3">C8</text:span><text:span text:style-name="T4"> 5D</text:span><text:span text:style-name="T5"> 00</text:span><text:span text:style-name="T2"> 20 63 61 6E 6E-6F 74 20 73 70 65 63 69 <text:s text:c="2"/>.]. cannot speci</text:span></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q</text:p>
      <text:p text:style-name="P3"/>
      <text:p text:style-name="P3">G:\ELECTR~1\SEMEST~1\243-31~1\LAB8~1\STEP_1&gt;tcap/u</text:p>
      <text:p text:style-name="P3"/>
      <text:p text:style-name="P3"/>
      <text:p text:style-name="P4">2.3.2 Results With Intermediate Values</text:p>
      <text:p text:style-name="P3"/>
      <text:p text:style-name="P3">Capture file written by TCAP 3.0, TCAP Copyright(c) 1998 Tim Kannel</text:p>
      <text:p text:style-name="P3"><text:soft-page-break/></text:p>
      <text:p text:style-name="P3">G:\ELECTR~1\SEMEST~1\243-31~1\LAB8~1\STEP_1&gt;debug 8_1a.exe</text:p>
      <text:p text:style-name="P3">-d</text:p>
      <text:p text:style-name="P3">0E3B:0000 <text:s/>B8 3F 0E 8E D8 B8 00 00-BB 00 00 C6 06 02 00 00 <text:s text:c="2"/>.?..............</text:p>
      <text:p text:style-name="P3">0E3B:0010 <text:s/>A0 00 00 3C 32 72 16 3C-C8 77 12 2C 20 B3 05 F6 <text:s text:c="2"/>...&lt;2r.&lt;.w., ...</text:p>
      <text:p text:style-name="P3">0E3B:0020 <text:s/>E3 B3 09 F6 F3 A2 01 00-B8 00 4C CD 21 C6 06 02 <text:s text:c="2"/>..........L.!...</text:p>
      <text:p text:style-name="P3">0E3B:0030 <text:s/>00 FF EB F4 00 00 00 00-00 00 00 00 00 00 00 00 <text:s text:c="2"/>................</text:p>
      <text:p text:style-name="P3">0E3B:0040 <text:s/><text:span text:style-name="T6">A1 00 00</text:span> 20 63 61 6E 6E-6F 74 20 73 70 65 63 69 <text:s text:c="2"/>... cannot speci</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g</text:p>
      <text:p text:style-name="P3"/>
      <text:p text:style-name="P3">Program terminated normally</text:p>
      <text:p text:style-name="P3">-d cs:0</text:p>
      <text:p text:style-name="P3">0E3B:0000 <text:s/>B8 3F 0E 8E D8 B8 00 00-BB 00 00 C6 06 02 00 00 <text:s text:c="2"/>.?..............</text:p>
      <text:p text:style-name="P3">0E3B:0010 <text:s/>A0 00 00 3C 32 72 16 3C-C8 77 12 2C 20 B3 05 F6 <text:s text:c="2"/>...&lt;2r.&lt;.w., ...</text:p>
      <text:p text:style-name="P3">0E3B:0020 <text:s/>E3 B3 09 F6 F3 A2 01 00-B8 00 4C CD 21 C6 06 02 <text:s text:c="2"/>..........L.!...</text:p>
      <text:p text:style-name="P3">0E3B:0030 <text:s/>00 FF EB F4 00 00 00 00-00 00 00 00 00 00 00 00 <text:s text:c="2"/>................</text:p>
      <text:p text:style-name="P3">0E3B:0040 <text:s/><text:span text:style-name="T6">A1</text:span><text:span text:style-name="T7"> 47</text:span><text:span text:style-name="T8"> 00</text:span> 20 63 61 6E 6E-6F 74 20 73 70 65 63 69 <text:s text:c="2"/>.G. cannot speci</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q</text:p>
      <text:p text:style-name="P3"/>
      <text:p text:style-name="P3">G:\ELECTR~1\SEMEST~1\243-31~1\LAB8~1\STEP_1&gt;tcap/u</text:p>
      <text:p text:style-name="P3"/>
      <text:p text:style-name="P4">2.3.3 Results With Minimum Values</text:p>
      <text:p text:style-name="P3"/>
      <text:p text:style-name="P3">Capture file written by TCAP 3.0, TCAP Copyright(c) 1998 Tim Kannel</text:p>
      <text:p text:style-name="P3"/>
      <text:p text:style-name="P3">G:\ELECTR~1\SEMEST~1\243-31~1\LAB8~1\STEP_1&gt;debug 8_1a.exe</text:p>
      <text:p text:style-name="P3">-d</text:p>
      <text:p text:style-name="P3">0E3B:0000 <text:s/>B8 3F 0E 8E D8 B8 00 00-BB 00 00 C6 06 02 00 00 <text:s text:c="2"/>.?..............</text:p>
      <text:p text:style-name="P3">0E3B:0010 <text:s/>A0 00 00 3C 32 72 16 3C-C8 77 12 2C 20 B3 05 F6 <text:s text:c="2"/>...&lt;2r.&lt;.w., ...</text:p>
      <text:p text:style-name="P3">0E3B:0020 <text:s/>E3 B3 09 F6 F3 A2 01 00-B8 00 4C CD 21 C6 06 02 <text:s text:c="2"/>..........L.!...</text:p>
      <text:p text:style-name="P3">0E3B:0030 <text:s/>00 FF EB F4 00 00 00 00-00 00 00 00 00 00 00 00 <text:s text:c="2"/>................</text:p>
      <text:p text:style-name="P4"><text:span text:style-name="T2">0E3B:0040 <text:s/></text:span><text:span text:style-name="T3">32 00 00</text:span><text:span text:style-name="T2"> 20 63 61 6E 6E-6F 74 20 73 70 65 63 69 <text:s text:c="2"/>2.. cannot speci</text:span></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g</text:p>
      <text:p text:style-name="P3"/>
      <text:p text:style-name="P3">Program terminated normally</text:p>
      <text:p text:style-name="P3">-d cs:0</text:p>
      <text:p text:style-name="P3">0E3B:0000 <text:s/>B8 3F 0E 8E D8 B8 00 00-BB 00 00 C6 06 02 00 00 <text:s text:c="2"/>.?..............</text:p>
      <text:p text:style-name="P3">0E3B:0010 <text:s/>A0 00 00 3C 32 72 16 3C-C8 77 12 2C 20 B3 05 F6 <text:s text:c="2"/>...&lt;2r.&lt;.w., ...</text:p>
      <text:p text:style-name="P3"><text:soft-page-break/>0E3B:0020 <text:s/>E3 B3 09 F6 F3 A2 01 00-B8 00 4C CD 21 C6 06 02 <text:s text:c="2"/>..........L.!...</text:p>
      <text:p text:style-name="P3">0E3B:0030 <text:s/>00 FF EB F4 00 00 00 00-00 00 00 00 00 00 00 00 <text:s text:c="2"/>................</text:p>
      <text:p text:style-name="P4"><text:span text:style-name="T2">0E3B:0040 <text:s/></text:span><text:span text:style-name="T3">32</text:span><text:span text:style-name="T4"> 0A</text:span><text:span text:style-name="T5"> 00</text:span><text:span text:style-name="T2"> 20 63 61 6E 6E-6F 74 20 73 70 65 63 69 <text:s text:c="2"/>2.. cannot speci</text:span></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q</text:p>
      <text:p text:style-name="P3"/>
      <text:p text:style-name="P3">G:\ELECTR~1\SEMEST~1\243-31~1\LAB8~1\STEP_1&gt;tcap/u</text:p>
      <text:p text:style-name="P3"/>
      <text:p text:style-name="P4">2.3.4 Results With Over the Limits Value</text:p>
      <text:p text:style-name="P3"/>
      <text:p text:style-name="P3">Capture file written by TCAP 3.0, TCAP Copyright(c) 1998 Tim Kannel</text:p>
      <text:p text:style-name="P3"/>
      <text:p text:style-name="P3">G:\ELECTR~1\SEMEST~1\243-31~1\LAB8~1\STEP_1&gt;debug 8_1a.exe</text:p>
      <text:p text:style-name="P3">-d</text:p>
      <text:p text:style-name="P3">0E3B:0000 <text:s/>B8 3F 0E 8E D8 B8 00 00-BB 00 00 C6 06 02 00 00 <text:s text:c="2"/>.?..............</text:p>
      <text:p text:style-name="P3">0E3B:0010 <text:s/>A0 00 00 3C 32 72 16 3C-C8 77 12 2C 20 B3 05 F6 <text:s text:c="2"/>...&lt;2r.&lt;.w., ...</text:p>
      <text:p text:style-name="P3">0E3B:0020 <text:s/>E3 B3 09 F6 F3 A2 01 00-B8 00 4C CD 21 C6 06 02 <text:s text:c="2"/>..........L.!...</text:p>
      <text:p text:style-name="P3">0E3B:0030 <text:s/>00 FF EB F4 00 00 00 00-00 00 00 00 00 00 00 00 <text:s text:c="2"/>................</text:p>
      <text:p text:style-name="P4"><text:span text:style-name="T2">0E3B:0040 <text:s/></text:span><text:span text:style-name="T3">D0 00 00</text:span><text:span text:style-name="T2"> 20 63 61 6E 6E-6F 74 20 73 70 65 63 69 <text:s text:c="2"/>... cannot speci</text:span></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g</text:p>
      <text:p text:style-name="P3"/>
      <text:p text:style-name="P3">Program terminated normally</text:p>
      <text:p text:style-name="P3">-d cs:0</text:p>
      <text:p text:style-name="P3">0E3B:0000 <text:s/>B8 3F 0E 8E D8 B8 00 00-BB 00 00 C6 06 02 00 00 <text:s text:c="2"/>.?..............</text:p>
      <text:p text:style-name="P3">0E3B:0010 <text:s/>A0 00 00 3C 32 72 16 3C-C8 77 12 2C 20 B3 05 F6 <text:s text:c="2"/>...&lt;2r.&lt;.w., ...</text:p>
      <text:p text:style-name="P3">0E3B:0020 <text:s/>E3 B3 09 F6 F3 A2 01 00-B8 00 4C CD 21 C6 06 02 <text:s text:c="2"/>..........L.!...</text:p>
      <text:p text:style-name="P3">0E3B:0030 <text:s/>00 FF EB F4 00 00 00 00-00 00 00 00 00 00 00 00 <text:s text:c="2"/>................</text:p>
      <text:p text:style-name="P4"><text:span text:style-name="T2">0E3B:0040 <text:s/></text:span><text:span text:style-name="T3">D0</text:span><text:span text:style-name="T2"> </text:span><text:span text:style-name="T4">00</text:span><text:span text:style-name="T2"> </text:span><text:span text:style-name="T5">FF</text:span><text:span text:style-name="T2"> 20 63 61 6E 6E-6F 74 20 73 70 65 63 69 <text:s text:c="2"/>... cannot speci</text:span></text:p>
      <text:p text:style-name="P3">0E3B:0050 <text:s/>66 79 20 61 20 6E 65 77-20 64 72 69 76 65 20 6F <text:s text:c="2"/>fy a new drive o</text:p>
      <text:p text:style-name="P3">0E3B:0060 <text:s/>72 20 70 61 74 68 20 66-6F 72 20 79 6F 75 72 20 <text:s text:c="2"/>r path for your </text:p>
      <text:p text:style-name="P3">0E3B:0070 <text:s/>64 65 73 74 69 6E 61 74-69 6F 6E 20 66 69 6C 65 <text:s text:c="2"/>destination file</text:p>
      <text:p text:style-name="P3">-q</text:p>
      <text:p text:style-name="P3"/>
      <text:p text:style-name="P3">G:\ELECTR~1\SEMEST~1\243-31~1\LAB8~1\STEP_1&gt;tcap/u</text:p>
      <text:p text:style-name="P3"/>
      <text:p text:style-name="P3"/>
      <text:p text:style-name="P4">2.4 Sample Calculations</text:p>
      <text:p text:style-name="P3"/>
      <text:p text:style-name="P3">The equation used is the following:</text:p>
      <text:p text:style-name="P3"/>
      <text:p text:style-name="P3"><draw:frame draw:style-name="fr1" draw:name="Object1" text:anchor-type="as-char" svg:width="1.1563in" svg:height="0.3992in" draw:z-index="0"><draw:object xlink:href="./Object 1" xlink:type="simple" xlink:show="embed" xlink:actuate="onLoad"/><draw:image xlink:href="./ObjectReplacements/Object 1" xlink:type="simple" xlink:show="embed" xlink:actuate="onLoad"/></draw:frame></text:p>
      <text:p text:style-name="P3"><text:soft-page-break/></text:p>
      <text:p text:style-name="P3">in hexadecimal (as in the program) looks as follows:</text:p>
      <text:p text:style-name="P3"/>
      <text:p text:style-name="P3"><draw:frame draw:style-name="fr1" draw:name="Object2" text:anchor-type="as-char" svg:width="1.2484in" svg:height="0.3992in" draw:z-index="1"><draw:object xlink:href="./Object 2" xlink:type="simple" xlink:show="embed" xlink:actuate="onLoad"/><draw:image xlink:href="./ObjectReplacements/Object 2" xlink:type="simple" xlink:show="embed" xlink:actuate="onLoad"/></draw:frame></text:p>
      <text:p text:style-name="P3"/>
      <text:p text:style-name="P3"><text:span text:style-name="T9">2.4.1 With Maximum Values</text:span></text:p>
      <text:p text:style-name="P3"/>
      <text:p text:style-name="P3"><draw:frame draw:style-name="fr1" draw:name="Object3" text:anchor-type="as-char" svg:width="1.3965in" svg:height="0.3992in" draw:z-index="2"><draw:object xlink:href="./Object 3" xlink:type="simple" xlink:show="embed" xlink:actuate="onLoad"/><draw:image xlink:href="./ObjectReplacements/Object 3" xlink:type="simple" xlink:show="embed" xlink:actuate="onLoad"/></draw:frame></text:p>
      <text:p text:style-name="P3"/>
      <text:p text:style-name="P3"><draw:frame draw:style-name="fr1" draw:name="Object4" text:anchor-type="as-char" svg:width="0.8882in" svg:height="0.3929in"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width="0.8043in" svg:height="0.3929in"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width="0.6319in" svg:height="0.1839in" draw:z-index="5"><draw:object xlink:href="./Object 6" xlink:type="simple" xlink:show="embed" xlink:actuate="onLoad"/><draw:image xlink:href="./ObjectReplacements/Object 6" xlink:type="simple" xlink:show="embed" xlink:actuate="onLoad"/></draw:frame></text:p>
      <text:p text:style-name="P3"><draw:frame draw:style-name="fr1" draw:name="Object12" text:anchor-type="as-char" svg:width="0.5126in" svg:height="0.1839in" draw:z-index="11"><draw:object xlink:href="./Object 12" xlink:type="simple" xlink:show="embed" xlink:actuate="onLoad"/><draw:image xlink:href="./ObjectReplacements/Object 12" xlink:type="simple" xlink:show="embed" xlink:actuate="onLoad"/></draw:frame></text:p>
      <text:p text:style-name="P3"/>
      <text:p text:style-name="P4"><text:span text:style-name="T2">Using a Calculator to calculate 200</text:span><text:span text:style-name="T10">°</text:span><text:span text:style-name="T10">F into Celsius:</text:span></text:p>
      <text:p text:style-name="P4"><text:span text:style-name="T10">C = 93.333</text:span><text:span text:style-name="T10">°</text:span></text:p>
      <text:p text:style-name="P4"><text:span text:style-name="T10"/></text:p>
      <text:p text:style-name="P4">2.4.2 With Intermediate Values</text:p>
      <text:p text:style-name="P4"><text:span text:style-name="T2"/></text:p>
      <text:p text:style-name="P4"><text:span text:style-name="T2"><draw:frame draw:style-name="fr1" draw:name="Object7" text:anchor-type="as-char" svg:width="1.4035in" svg:height="0.3992in" draw:z-index="6"><draw:object xlink:href="./Object 7" xlink:type="simple" xlink:show="embed" xlink:actuate="onLoad"/><draw:image xlink:href="./ObjectReplacements/Object 7" xlink:type="simple" xlink:show="embed" xlink:actuate="onLoad"/></draw:frame></text:span></text:p>
      <text:p text:style-name="P4"><text:span text:style-name="T2"><draw:frame draw:style-name="fr1" draw:name="Object8" text:anchor-type="as-char" svg:width="0.8583in" svg:height="0.3929in" draw:z-index="7"><draw:object xlink:href="./Object 8" xlink:type="simple" xlink:show="embed" xlink:actuate="onLoad"/><draw:image xlink:href="./ObjectReplacements/Object 8" xlink:type="simple" xlink:show="embed" xlink:actuate="onLoad"/></draw:frame></text:span></text:p>
      <text:p text:style-name="P4"><text:span text:style-name="T2"><draw:frame draw:style-name="fr1" draw:name="Object9" text:anchor-type="as-char" svg:width="0.8043in" svg:height="0.3929in" draw:z-index="8"><draw:object xlink:href="./Object 9" xlink:type="simple" xlink:show="embed" xlink:actuate="onLoad"/><draw:image xlink:href="./ObjectReplacements/Object 9" xlink:type="simple" xlink:show="embed" xlink:actuate="onLoad"/></draw:frame></text:span></text:p>
      <text:p text:style-name="P4"><text:span text:style-name="T2"><draw:frame draw:style-name="fr1" draw:name="Object10" text:anchor-type="as-char" svg:width="0.6008in" svg:height="0.1839in" draw:z-index="9"><draw:object xlink:href="./Object 10" xlink:type="simple" xlink:show="embed" xlink:actuate="onLoad"/><draw:image xlink:href="./ObjectReplacements/Object 10" xlink:type="simple" xlink:show="embed" xlink:actuate="onLoad"/></draw:frame></text:span></text:p>
      <text:p text:style-name="P4"><text:span text:style-name="T2"><draw:frame draw:style-name="fr1" draw:name="Object11" text:anchor-type="as-char" svg:width="0.5134in" svg:height="0.1839in" draw:z-index="10"><draw:object xlink:href="./Object 11" xlink:type="simple" xlink:show="embed" xlink:actuate="onLoad"/><draw:image xlink:href="./ObjectReplacements/Object 11" xlink:type="simple" xlink:show="embed" xlink:actuate="onLoad"/></draw:frame></text:span></text:p>
      <text:p text:style-name="P4"><text:span text:style-name="T2"/></text:p>
      <text:p text:style-name="P4"><text:span text:style-name="T2">Using a Calculator to calculate 161</text:span><text:span text:style-name="T10">°</text:span><text:span text:style-name="T10">F into Celsius:</text:span></text:p>
      <text:p text:style-name="P4"><text:span text:style-name="T10">C = 71.666</text:span><text:span text:style-name="T10">°</text:span></text:p>
      <text:p text:style-name="P4"><text:span text:style-name="T10"/></text:p>
      <text:p text:style-name="P4"><text:span text:style-name="T11">2.4.3 With Minimum Values</text:span></text:p>
      <text:p text:style-name="P4"><text:span text:style-name="T2"/></text:p>
      <text:p text:style-name="P4"><text:span text:style-name="T2"><draw:frame draw:style-name="fr1" draw:name="Object13" text:anchor-type="as-char" svg:width="1.3752in" svg:height="0.3992in" draw:z-index="12"><draw:object xlink:href="./Object 13" xlink:type="simple" xlink:show="embed" xlink:actuate="onLoad"/><draw:image xlink:href="./ObjectReplacements/Object 13" xlink:type="simple" xlink:show="embed" xlink:actuate="onLoad"/></draw:frame></text:span></text:p>
      <text:p text:style-name="P4"><text:span text:style-name="T2"><draw:frame draw:style-name="fr1" draw:name="Object14" text:anchor-type="as-char" svg:width="0.8583in" svg:height="0.3929in" draw:z-index="13"><draw:object xlink:href="./Object 14" xlink:type="simple" xlink:show="embed" xlink:actuate="onLoad"/><draw:image xlink:href="./ObjectReplacements/Object 14" xlink:type="simple" xlink:show="embed" xlink:actuate="onLoad"/></draw:frame></text:span></text:p>
      <text:p text:style-name="P4"><text:span text:style-name="T2"><draw:frame draw:style-name="fr1" draw:name="Object15" text:anchor-type="as-char" svg:width="0.6728in" svg:height="0.3929in" draw:z-index="14"><draw:object xlink:href="./Object 15" xlink:type="simple" xlink:show="embed" xlink:actuate="onLoad"/><draw:image xlink:href="./ObjectReplacements/Object 15" xlink:type="simple" xlink:show="embed" xlink:actuate="onLoad"/></draw:frame></text:span></text:p>
      <text:p text:style-name="P4"><text:span text:style-name="T2"><draw:frame draw:style-name="fr1" draw:name="Object16" text:anchor-type="as-char" svg:width="0.6339in" svg:height="0.1839in" draw:z-index="15"><draw:object xlink:href="./Object 16" xlink:type="simple" xlink:show="embed" xlink:actuate="onLoad"/><draw:image xlink:href="./ObjectReplacements/Object 16" xlink:type="simple" xlink:show="embed" xlink:actuate="onLoad"/></draw:frame></text:span></text:p>
      <text:p text:style-name="P4"><text:span text:style-name="T2"><draw:frame draw:style-name="fr1" draw:name="Object17" text:anchor-type="as-char" svg:width="0.511in" svg:height="0.1839in" draw:z-index="16"><draw:object xlink:href="./Object 17" xlink:type="simple" xlink:show="embed" xlink:actuate="onLoad"/><draw:image xlink:href="./ObjectReplacements/Object 17" xlink:type="simple" xlink:show="embed" xlink:actuate="onLoad"/></draw:frame></text:span></text:p>
      <text:p text:style-name="P4"><text:span text:style-name="T2"/></text:p>
      <text:p text:style-name="P4"><text:soft-page-break/><text:span text:style-name="T2">Using a Calculator to calculate 50</text:span><text:span text:style-name="T10">°</text:span><text:span text:style-name="T10">F into Celsius:</text:span></text:p>
      <text:p text:style-name="P4"><text:span text:style-name="T10">C = 10</text:span><text:span text:style-name="T10">°</text:span></text:p>
      <text:p text:style-name="P4"><text:span text:style-name="T10"/></text:p>
      <text:p text:style-name="P4">3.0 Step 2</text:p>
      <text:p text:style-name="P4">3.1 Source Code</text:p>
      <text:p text:style-name="P3"/>
      <text:p text:style-name="P3">; PROGRAM: 8_2.ASM</text:p>
      <text:p text:style-name="P3">;</text:p>
      <text:p text:style-name="P3">; AUTHOR: Calvin O. Ference</text:p>
      <text:p text:style-name="P3">;</text:p>
      <text:p text:style-name="P3">; DESCRIPTION: <text:s/>Parallel Resistance Calculator Program</text:p>
      <text:p text:style-name="P3">; </text:p>
      <text:p text:style-name="P3">; </text:p>
      <text:p text:style-name="P3"/>
      <text:p text:style-name="P3"><text:s text:c="8"/>ASSUME<text:tab/>cs:code, ds:data</text:p>
      <text:p text:style-name="P3"/>
      <text:p text:style-name="P3">code <text:s text:c="3"/>SEGMENT</text:p>
      <text:p text:style-name="P3">main <text:s text:c="3"/>PROC <text:s text:c="2"/></text:p>
      <text:p text:style-name="P3"/>
      <text:p text:style-name="P3">init:<text:tab/><text:tab/>mov<text:tab/>ax,data</text:p>
      <text:p text:style-name="P3"><text:tab/><text:tab/>mov<text:tab/>ds,ax</text:p>
      <text:p text:style-name="P3"><text:tab/><text:tab/>mov<text:tab/>ax,0</text:p>
      <text:p text:style-name="P3"><text:tab/><text:tab/>mov<text:tab/>bx,0</text:p>
      <text:p text:style-name="P3"><text:tab/><text:tab/>mov<text:tab/>cx,0</text:p>
      <text:p text:style-name="P3"><text:tab/><text:tab/>mov<text:tab/>dx,0</text:p>
      <text:p text:style-name="P3"><text:tab/><text:tab/>mov<text:tab/>eflag,0<text:tab/><text:tab/>;resetting everything </text:p>
      <text:p text:style-name="P3"/>
      <text:p text:style-name="P3">start:<text:tab/><text:tab/>cmp<text:tab/>R1,03e8h<text:tab/>;1k</text:p>
      <text:p text:style-name="P3"><text:tab/><text:tab/>jb<text:tab/>error</text:p>
      <text:p text:style-name="P3"><text:tab/><text:tab/>cmp<text:tab/>R1,0C350h<text:tab/>;50k</text:p>
      <text:p text:style-name="P3"><text:tab/><text:tab/>ja<text:tab/>error</text:p>
      <text:p text:style-name="P3"><text:tab/><text:tab/>cmp<text:tab/>R2,03e8h<text:tab/>;1k</text:p>
      <text:p text:style-name="P3"><text:tab/><text:tab/>jb<text:tab/>error</text:p>
      <text:p text:style-name="P3"><text:tab/><text:tab/>cmp<text:tab/>R2,0C350h<text:tab/>;50k</text:p>
      <text:p text:style-name="P3"><text:tab/><text:tab/>ja<text:tab/>error</text:p>
      <text:p text:style-name="P3"><text:tab/><text:tab/>mov<text:tab/>ax,R1<text:tab/><text:tab/>;rest is the same as lab 7 part 4 except for division part</text:p>
      <text:p text:style-name="P3"><text:tab/><text:tab/>mov<text:tab/>bx,R2</text:p>
      <text:p text:style-name="P3"><text:tab/><text:tab/>mul<text:tab/>bx</text:p>
      <text:p text:style-name="P3"><text:tab/><text:tab/>mov<text:tab/>save,dx</text:p>
      <text:p text:style-name="P3"><text:tab/><text:tab/>mov<text:tab/>save+2,ax</text:p>
      <text:p text:style-name="P3"><text:tab/><text:tab/>add<text:tab/>bx,R1</text:p>
      <text:p text:style-name="P3"><text:tab/><text:tab/>adc<text:tab/>cx,0</text:p>
      <text:p text:style-name="P3"><text:tab/><text:tab/>cmp<text:tab/>cx,1</text:p>
      <text:p text:style-name="P3"><text:tab/><text:tab/>jae<text:tab/>alt</text:p>
      <text:p text:style-name="P3"><text:tab/><text:tab/>mov<text:tab/>ax,save+2</text:p>
      <text:p text:style-name="P3"><text:tab/><text:tab/>mov<text:tab/>dx,save</text:p>
      <text:p text:style-name="P3"><text:tab/><text:tab/>div<text:tab/>bx</text:p>
      <text:p text:style-name="P3"><text:soft-page-break/><text:tab/><text:tab/></text:p>
      <text:p text:style-name="P3">shi:<text:tab/><text:tab/>xchg<text:tab/>al,ah</text:p>
      <text:p text:style-name="P3"><text:tab/><text:tab/>mov<text:tab/>rez,ax</text:p>
      <text:p text:style-name="P3"><text:tab/><text:tab/>mov<text:tab/>ax,4c00h</text:p>
      <text:p text:style-name="P3"><text:tab/><text:tab/>int<text:tab/>21h</text:p>
      <text:p text:style-name="P3"/>
      <text:p text:style-name="P3">error:<text:tab/><text:tab/>mov<text:tab/>eflag,0FFh</text:p>
      <text:p text:style-name="P3"><text:tab/><text:tab/>jmp<text:tab/>shi</text:p>
      <text:p text:style-name="P3"/>
      <text:p text:style-name="P3">alt:<text:tab/><text:tab/>mov<text:tab/>dx,cx</text:p>
      <text:p text:style-name="P3"><text:tab/><text:tab/>mov<text:tab/>ax,bx</text:p>
      <text:p text:style-name="P3"><text:tab/><text:tab/>mov<text:tab/>bx,2</text:p>
      <text:p text:style-name="P3"><text:tab/><text:tab/>div<text:tab/>bx</text:p>
      <text:p text:style-name="P3"><text:tab/><text:tab/>mov<text:tab/>bx,ax</text:p>
      <text:p text:style-name="P3"><text:tab/><text:tab/>mov<text:tab/>ax,save+2</text:p>
      <text:p text:style-name="P3"><text:tab/><text:tab/>mov<text:tab/>dx,save</text:p>
      <text:p text:style-name="P3"><text:tab/><text:tab/>div<text:tab/>bx</text:p>
      <text:p text:style-name="P3"><text:tab/><text:tab/>mov<text:tab/>bx,2</text:p>
      <text:p text:style-name="P3"><text:tab/><text:tab/>div<text:tab/>bx</text:p>
      <text:p text:style-name="P3"><text:tab/><text:tab/>jmp<text:tab/>shi</text:p>
      <text:p text:style-name="P3"><text:tab/></text:p>
      <text:p text:style-name="P3">main<text:tab/>ENDP</text:p>
      <text:p text:style-name="P3">code<text:tab/>ENDS</text:p>
      <text:p text:style-name="P3"/>
      <text:p text:style-name="P3">data<text:tab/>SEGMENT</text:p>
      <text:p text:style-name="P3">R1<text:tab/>dw<text:tab/>0A000h</text:p>
      <text:p text:style-name="P3">R2<text:tab/>dw<text:tab/>0A000h</text:p>
      <text:p text:style-name="P3">save<text:tab/>dw<text:tab/>0,0,0</text:p>
      <text:p text:style-name="P3">rez<text:tab/>dw<text:tab/>0</text:p>
      <text:p text:style-name="P3">eflag<text:tab/>db<text:tab/>0</text:p>
      <text:p text:style-name="P3">data<text:tab/>ENDS</text:p>
      <text:p text:style-name="P3"/>
      <text:p text:style-name="P3"><text:tab/><text:tab/>END</text:p>
      <text:p text:style-name="P3"/>
      <text:p text:style-name="P3"/>
      <text:p text:style-name="P3"/>
      <text:p text:style-name="P4">3.2 List File</text:p>
      <text:p text:style-name="P3"/>
      <text:p text:style-name="P3">Microsoft (R) Macro Assembler Version 6.11d<text:tab/><text:tab/> <text:s text:c="3"/>10/29/08 16:45:08</text:p>
      <text:p text:style-name="P3">8_2.asm<text:tab/><text:tab/><text:tab/><text:tab/><text:tab/><text:tab/><text:tab/> <text:s text:c="4"/>Page 1 - 1</text:p>
      <text:p text:style-name="P3"/>
      <text:p text:style-name="P3"/>
      <text:p text:style-name="P3"><text:tab/><text:tab/><text:tab/><text:tab/>; PROGRAM: 8_2.ASM</text:p>
      <text:p text:style-name="P3"><text:tab/><text:tab/><text:tab/><text:tab/>;</text:p>
      <text:p text:style-name="P3"><text:tab/><text:tab/><text:tab/><text:tab/>; AUTHOR: Calvin O. Ference</text:p>
      <text:p text:style-name="P3"><text:tab/><text:tab/><text:tab/><text:tab/>;</text:p>
      <text:p text:style-name="P3"><text:tab/><text:tab/><text:tab/><text:tab/>; DESCRIPTION: <text:s/>Parallel Resistance Calculator Program</text:p>
      <text:p text:style-name="P3"><text:soft-page-break/><text:tab/><text:tab/><text:tab/><text:tab/>; </text:p>
      <text:p text:style-name="P3"><text:tab/><text:tab/><text:tab/><text:tab/>; </text:p>
      <text:p text:style-name="P3"/>
      <text:p text:style-name="P3"><text:tab/><text:tab/><text:tab/><text:tab/> <text:s text:c="7"/>ASSUME<text:tab/>cs:code, ds:data</text:p>
      <text:p text:style-name="P3"/>
      <text:p text:style-name="P3"><text:s/>0000<text:tab/><text:tab/><text:tab/><text:tab/>code <text:s text:c="3"/>SEGMENT</text:p>
      <text:p text:style-name="P3"><text:s/>0000<text:tab/><text:tab/><text:tab/><text:tab/>main <text:s text:c="3"/>PROC <text:s text:c="2"/></text:p>
      <text:p text:style-name="P3"/>
      <text:p text:style-name="P3"><text:s/>0000 <text:s/>B8 ---- R<text:tab/><text:tab/>init:<text:tab/><text:tab/>mov<text:tab/>ax,data</text:p>
      <text:p text:style-name="P3"><text:s/>0003 <text:s/>8E D8<text:tab/><text:tab/><text:tab/><text:tab/><text:tab/>mov<text:tab/>ds,ax</text:p>
      <text:p text:style-name="P3"><text:s/>0005 <text:s/>B8 0000<text:tab/><text:tab/><text:tab/><text:tab/><text:tab/>mov<text:tab/>ax,0</text:p>
      <text:p text:style-name="P3"><text:s/>0008 <text:s/>BB 0000<text:tab/><text:tab/><text:tab/><text:tab/><text:tab/>mov<text:tab/>bx,0</text:p>
      <text:p text:style-name="P3"><text:s/>000B <text:s/>B9 0000<text:tab/><text:tab/><text:tab/><text:tab/><text:tab/>mov<text:tab/>cx,0</text:p>
      <text:p text:style-name="P3"><text:s/>000E <text:s/>BA 0000<text:tab/><text:tab/><text:tab/><text:tab/><text:tab/>mov<text:tab/>dx,0</text:p>
      <text:p text:style-name="P3"><text:s/>0011 <text:s/>C6 06 000C R 00<text:tab/><text:tab/><text:tab/><text:tab/>mov<text:tab/>eflag,0<text:tab/><text:tab/>;resetting everything </text:p>
      <text:p text:style-name="P3"/>
      <text:p text:style-name="P3"><text:s/>0016 <text:s/>81 3E 0000 R 03E8<text:tab/>start:<text:tab/><text:tab/>cmp<text:tab/>R1,03e8h<text:tab/>;1k</text:p>
      <text:p text:style-name="P3"><text:s/>001C <text:s/>72 47<text:tab/><text:tab/><text:tab/><text:tab/><text:tab/>jb<text:tab/>error</text:p>
      <text:p text:style-name="P3"><text:s/>001E <text:s/>81 3E 0000 R C350<text:tab/><text:tab/><text:tab/>cmp<text:tab/>R1,0C350h<text:tab/>;50k</text:p>
      <text:p text:style-name="P3"><text:s/>0024 <text:s/>77 3F<text:tab/><text:tab/><text:tab/><text:tab/><text:tab/>ja<text:tab/>error</text:p>
      <text:p text:style-name="P3"><text:s/>0026 <text:s/>81 3E 0002 R 03E8<text:tab/><text:tab/><text:tab/>cmp<text:tab/>R2,03e8h<text:tab/>;1k</text:p>
      <text:p text:style-name="P3"><text:s/>002C <text:s/>72 37<text:tab/><text:tab/><text:tab/><text:tab/><text:tab/>jb<text:tab/>error</text:p>
      <text:p text:style-name="P3"><text:s/>002E <text:s/>81 3E 0002 R C350<text:tab/><text:tab/><text:tab/>cmp<text:tab/>R2,0C350h<text:tab/>;50k</text:p>
      <text:p text:style-name="P3"><text:s/>0034 <text:s/>77 2F<text:tab/><text:tab/><text:tab/><text:tab/><text:tab/>ja<text:tab/>error</text:p>
      <text:p text:style-name="P3"><text:s/>0036 <text:s/>A1 0000 R<text:tab/><text:tab/><text:tab/><text:tab/>mov<text:tab/>ax,R1<text:tab/><text:tab/>;rest is the same as lab 7 part 4 except for division part</text:p>
      <text:p text:style-name="P3"><text:s/>0039 <text:s/>8B 1E 0002 R<text:tab/><text:tab/><text:tab/><text:tab/>mov<text:tab/>bx,R2</text:p>
      <text:p text:style-name="P3"><text:s/>003D <text:s/>F7 E3<text:tab/><text:tab/><text:tab/><text:tab/><text:tab/>mul<text:tab/>bx</text:p>
      <text:p text:style-name="P3"><text:s/>003F <text:s/>89 16 0004 R<text:tab/><text:tab/><text:tab/><text:tab/>mov<text:tab/>save,dx</text:p>
      <text:p text:style-name="P3"><text:s/>0043 <text:s/>A3 0006 R<text:tab/><text:tab/><text:tab/><text:tab/>mov<text:tab/>save+2,ax</text:p>
      <text:p text:style-name="P3"><text:s/>0046 <text:s/>03 1E 0000 R<text:tab/><text:tab/><text:tab/><text:tab/>add<text:tab/>bx,R1</text:p>
      <text:p text:style-name="P3"><text:s/>004A <text:s/>83 D1 00<text:tab/><text:tab/><text:tab/><text:tab/><text:tab/>adc<text:tab/>cx,0</text:p>
      <text:p text:style-name="P3"><text:s/>004D <text:s/>83 F9 01<text:tab/><text:tab/><text:tab/><text:tab/><text:tab/>cmp<text:tab/>cx,1</text:p>
      <text:p text:style-name="P3"><text:s/>0050 <text:s/>73 1A<text:tab/><text:tab/><text:tab/><text:tab/><text:tab/>jae<text:tab/>alt</text:p>
      <text:p text:style-name="P3"><text:s/>0052 <text:s/>A1 0006 R<text:tab/><text:tab/><text:tab/><text:tab/>mov<text:tab/>ax,save+2</text:p>
      <text:p text:style-name="P3"><text:s/>0055 <text:s/>8B 16 0004 R<text:tab/><text:tab/><text:tab/><text:tab/>mov<text:tab/>dx,save</text:p>
      <text:p text:style-name="P3"><text:s/>0059 <text:s/>F7 F3<text:tab/><text:tab/><text:tab/><text:tab/><text:tab/>div<text:tab/>bx</text:p>
      <text:p text:style-name="P3"><text:tab/><text:tab/><text:tab/><text:tab/><text:tab/><text:tab/></text:p>
      <text:p text:style-name="P3"><text:s/>005B <text:s/>86 C4<text:tab/><text:tab/><text:tab/>shi:<text:tab/><text:tab/>xchg<text:tab/>al,ah</text:p>
      <text:p text:style-name="P3"><text:s/>005D <text:s/>A3 000A R<text:tab/><text:tab/><text:tab/><text:tab/>mov<text:tab/>rez,ax</text:p>
      <text:p text:style-name="P3"><text:s/>0060 <text:s/>B8 4C00<text:tab/><text:tab/><text:tab/><text:tab/><text:tab/>mov<text:tab/>ax,4c00h</text:p>
      <text:p text:style-name="P3"><text:s/>0063 <text:s/>CD 21<text:tab/><text:tab/><text:tab/><text:tab/><text:tab/>int<text:tab/>21h</text:p>
      <text:p text:style-name="P3"/>
      <text:p text:style-name="P3"><text:s/>0065 <text:s/>C6 06 000C R FF<text:tab/><text:tab/>error:<text:tab/><text:tab/>mov<text:tab/>eflag,0FFh</text:p>
      <text:p text:style-name="P3"><text:s/>006A <text:s/>EB EF<text:tab/><text:tab/><text:tab/><text:tab/><text:tab/>jmp<text:tab/>shi</text:p>
      <text:p text:style-name="P3"/>
      <text:p text:style-name="P3"><text:s/>006C <text:s/>8B D1<text:tab/><text:tab/><text:tab/>alt:<text:tab/><text:tab/>mov<text:tab/>dx,cx</text:p>
      <text:p text:style-name="P3"><text:soft-page-break/><text:s/>006E <text:s/>8B C3<text:tab/><text:tab/><text:tab/><text:tab/><text:tab/>mov<text:tab/>ax,bx</text:p>
      <text:p text:style-name="P3"><text:s/>0070 <text:s/>BB 0002<text:tab/><text:tab/><text:tab/><text:tab/><text:tab/>mov<text:tab/>bx,2</text:p>
      <text:p text:style-name="P3"><text:s/>0073 <text:s/>F7 F3<text:tab/><text:tab/><text:tab/><text:tab/><text:tab/>div<text:tab/>bx</text:p>
      <text:p text:style-name="P3"><text:s/>0075 <text:s/>8B D8<text:tab/><text:tab/><text:tab/><text:tab/><text:tab/>mov<text:tab/>bx,ax</text:p>
      <text:p text:style-name="P3"><text:s/>0077 <text:s/>A1 0006 R<text:tab/><text:tab/><text:tab/><text:tab/>mov<text:tab/>ax,save+2</text:p>
      <text:p text:style-name="P3"><text:s/>007A <text:s/>8B 16 0004 R<text:tab/><text:tab/><text:tab/><text:tab/>mov<text:tab/>dx,save</text:p>
      <text:p text:style-name="P3"><text:s/>007E <text:s/>F7 F3<text:tab/><text:tab/><text:tab/><text:tab/><text:tab/>div<text:tab/>bx</text:p>
      <text:p text:style-name="P3"><text:s/>0080 <text:s/>BB 0002<text:tab/><text:tab/><text:tab/><text:tab/><text:tab/>mov<text:tab/>bx,2</text:p>
      <text:p text:style-name="P3"><text:s/>0083 <text:s/>F7 F3<text:tab/><text:tab/><text:tab/><text:tab/><text:tab/>div<text:tab/>bx</text:p>
      <text:p text:style-name="P3"><text:s/>0085 <text:s/>EB D4<text:tab/><text:tab/><text:tab/><text:tab/><text:tab/>jmp<text:tab/>shi</text:p>
      <text:p text:style-name="P3"><text:tab/><text:tab/><text:tab/><text:tab/><text:tab/></text:p>
      <text:p text:style-name="P3"><text:s/>0087<text:tab/><text:tab/><text:tab/><text:tab/>main<text:tab/>ENDP</text:p>
      <text:p text:style-name="P3"><text:s/>0087<text:tab/><text:tab/><text:tab/><text:tab/>code<text:tab/>ENDS</text:p>
      <text:p text:style-name="P3"/>
      <text:p text:style-name="P3"><text:s/>0000<text:tab/><text:tab/><text:tab/><text:tab/>data<text:tab/>SEGMENT</text:p>
      <text:p text:style-name="P3"><text:s/>0000 A000<text:tab/><text:tab/><text:tab/>R1<text:tab/>dw<text:tab/>0A000h</text:p>
      <text:p text:style-name="P3"><text:s/>0002 A000<text:tab/><text:tab/><text:tab/>R2<text:tab/>dw<text:tab/>0A000h</text:p>
      <text:p text:style-name="P3"><text:s/>0004 0000 0000 0000<text:tab/><text:tab/>save<text:tab/>dw<text:tab/>0,0,0</text:p>
      <text:p text:style-name="P3"><text:s/>000A 0000<text:tab/><text:tab/><text:tab/>rez<text:tab/>dw<text:tab/>0</text:p>
      <text:p text:style-name="P3"><text:s/>000C 00<text:tab/><text:tab/><text:tab/>eflag<text:tab/>db<text:tab/>0</text:p>
      <text:p text:style-name="P3"><text:s/>000D<text:tab/><text:tab/><text:tab/><text:tab/>data<text:tab/>ENDS</text:p>
      <text:p text:style-name="P3"/>
      <text:p text:style-name="P3"><text:tab/><text:tab/><text:tab/><text:tab/><text:tab/><text:tab/>END</text:p>
      <text:p text:style-name="P3"/>
      <text:p text:style-name="P3">Microsoft (R) Macro Assembler Version 6.11d<text:tab/><text:tab/> <text:s text:c="3"/>10/29/08 16:45:08</text:p>
      <text:p text:style-name="P3">8_2.asm<text:tab/><text:tab/><text:tab/><text:tab/><text:tab/><text:tab/><text:tab/> <text:s text:c="4"/>Symbols 2 - 1</text:p>
      <text:p text:style-name="P3"/>
      <text:p text:style-name="P3"/>
      <text:p text:style-name="P3"/>
      <text:p text:style-name="P3"/>
      <text:p text:style-name="P3">Segments and Groups:</text:p>
      <text:p text:style-name="P3"/>
      <text:p text:style-name="P3"><text:s text:c="16"/>N a m e <text:s text:c="16"/>Size <text:s text:c="4"/>Length <text:s text:c="2"/>Align <text:s text:c="2"/>Combine Class</text:p>
      <text:p text:style-name="P3"/>
      <text:p text:style-name="P3">code . . . . . . . . . . . . . .<text:tab/>16 Bit<text:tab/> 0087<text:tab/> <text:s/>Para<text:tab/> <text:s/>Private </text:p>
      <text:p text:style-name="P3">data . . . . . . . . . . . . . .<text:tab/>16 Bit<text:tab/> 000D<text:tab/> <text:s/>Para<text:tab/> <text:s/>Private </text:p>
      <text:p text:style-name="P3"/>
      <text:p text:style-name="P3"/>
      <text:p text:style-name="P3">Procedures, <text:s/>parameters and locals:</text:p>
      <text:p text:style-name="P3"/>
      <text:p text:style-name="P3"><text:s text:c="16"/>N a m e <text:s text:c="16"/>Type <text:s text:c="4"/>Value <text:s text:c="3"/>Attr</text:p>
      <text:p text:style-name="P3"/>
      <text:p text:style-name="P3">main . . . . . . . . . . . . . .<text:tab/>P Near<text:tab/> 0000<text:tab/> <text:s/>code<text:tab/>Length= 0087 Public</text:p>
      <text:p text:style-name="P3"><text:s text:c="2"/>init . . . . . . . . . . . . .<text:tab/>L Near<text:tab/> 0000<text:tab/> <text:s/>code<text:tab/></text:p>
      <text:p text:style-name="P3"><text:s text:c="2"/>start <text:s/>. . . . . . . . . . . .<text:tab/>L Near<text:tab/> 0016<text:tab/> <text:s/>code<text:tab/></text:p>
      <text:p text:style-name="P3"><text:s text:c="2"/>shi <text:s/>. . . . . . . . . . . . .<text:tab/>L Near<text:tab/> 005B<text:tab/> <text:s/>code<text:tab/></text:p>
      <text:p text:style-name="P3"><text:s text:c="2"/>error <text:s/>. . . . . . . . . . . .<text:tab/>L Near<text:tab/> 0065<text:tab/> <text:s/>code<text:tab/></text:p>
      <text:p text:style-name="P3"><text:soft-page-break/><text:s text:c="2"/>alt <text:s/>. . . . . . . . . . . . .<text:tab/>L Near<text:tab/> 006C<text:tab/> <text:s/>code<text:tab/></text:p>
      <text:p text:style-name="P3"/>
      <text:p text:style-name="P3"/>
      <text:p text:style-name="P3">Symbols:</text:p>
      <text:p text:style-name="P3"/>
      <text:p text:style-name="P3"><text:s text:c="16"/>N a m e <text:s text:c="16"/>Type <text:s text:c="4"/>Value <text:s text:c="3"/>Attr</text:p>
      <text:p text:style-name="P3"/>
      <text:p text:style-name="P3">R1 . . . . . . . . . . . . . . .<text:tab/>Word<text:tab/> 0000<text:tab/> <text:s/>data<text:tab/></text:p>
      <text:p text:style-name="P3">R2 . . . . . . . . . . . . . . .<text:tab/>Word<text:tab/> 0002<text:tab/> <text:s/>data<text:tab/></text:p>
      <text:p text:style-name="P3">eflag <text:s/>. . . . . . . . . . . . .<text:tab/>Byte<text:tab/> 000C<text:tab/> <text:s/>data<text:tab/></text:p>
      <text:p text:style-name="P3">rez <text:s/>. . . . . . . . . . . . . .<text:tab/>Word<text:tab/> 000A<text:tab/> <text:s/>data<text:tab/></text:p>
      <text:p text:style-name="P3">save . . . . . . . . . . . . . .<text:tab/>Word<text:tab/> 0004<text:tab/> <text:s/>data<text:tab/></text:p>
      <text:p text:style-name="P3"/>
      <text:p text:style-name="P3"><text:tab/> <text:s text:c="2"/>0 Warnings</text:p>
      <text:p text:style-name="P3"><text:tab/> <text:s text:c="2"/>0 Errors</text:p>
      <text:p text:style-name="P3"/>
      <text:p text:style-name="P3"/>
      <text:p text:style-name="P3"/>
      <text:p text:style-name="P4">3.3 Results With Maximum Values</text:p>
      <text:p text:style-name="P4"/>
      <text:p text:style-name="P3">Capture file written by TCAP 3.0, TCAP Copyright(c) 1998 Tim Kannel</text:p>
      <text:p text:style-name="P3"/>
      <text:p text:style-name="P3">G:\ELECTR~1\SEMEST~1\243-31~1\LAB8~1\STEP_2&gt;debug 8_2.exe</text:p>
      <text:p text:style-name="P3">-d cs:70</text:p>
      <text:p text:style-name="P3">0E3B:0070 <text:s/>BB 02 00 F7 F3 8B D8 A1-06 00 8B 16 04 00 F7 F3 <text:s text:c="2"/>................</text:p>
      <text:p text:style-name="P3">0E3B:0080 <text:s/>BB 02 00 F7 F3 EB D4 00-00 00 00 00 00 00 00 00 <text:s text:c="2"/>................</text:p>
      <text:p text:style-name="P3">0E3B:0090 <text:s/><text:span text:style-name="T6">50 C3 50 C3 00 00 00 00-00 00 00 00 00</text:span> 73 20 4D <text:s text:c="2"/>P.P..........s M</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g</text:p>
      <text:p text:style-name="P3"/>
      <text:p text:style-name="P3">Program terminated normally</text:p>
      <text:p text:style-name="P3">-d cs:70</text:p>
      <text:p text:style-name="P3">0E3B:0070 <text:s/>BB 02 00 F7 F3 8B D8 A1-06 00 8B 16 04 00 F7 F3 <text:s text:c="2"/>................</text:p>
      <text:p text:style-name="P3">0E3B:0080 <text:s/>BB 02 00 F7 F3 EB D4 00-00 00 00 00 00 00 00 00 <text:s text:c="2"/>................</text:p>
      <text:p text:style-name="P3">0E3B:0090 <text:s/><text:span text:style-name="T6">50 C3 50 C3 02 95 00 F9-00 00</text:span> <text:span text:style-name="T7">61 A8</text:span> <text:span text:style-name="T8">00</text:span> 73 20 4D <text:s text:c="2"/>P.P.......a..s M</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q</text:p>
      <text:p text:style-name="P3"/>
      <text:p text:style-name="P3">G:\ELECTR~1\SEMEST~1\243-31~1\LAB8~1\STEP_2&gt;tcap/u</text:p>
      <text:p text:style-name="P3"><text:soft-page-break/></text:p>
      <text:p text:style-name="P3"/>
      <text:p text:style-name="P4">3.3.2 Results With Intermediate Values</text:p>
      <text:p text:style-name="P3"/>
      <text:p text:style-name="P3">Capture file written by TCAP 3.0, TCAP Copyright(c) 1998 Tim Kannel</text:p>
      <text:p text:style-name="P3"/>
      <text:p text:style-name="P3">G:\ELECTR~1\SEMEST~1\243-31~1\LAB8~1\STEP_2&gt;debug 8_2.exe</text:p>
      <text:p text:style-name="P3">-d cs:70</text:p>
      <text:p text:style-name="P3">0E3B:0070 <text:s/>BB 02 00 F7 F3 8B D8 A1-06 00 8B 16 04 00 F7 F3 <text:s text:c="2"/>................</text:p>
      <text:p text:style-name="P3">0E3B:0080 <text:s/>BB 02 00 F7 F3 EB D4 00-00 00 00 00 00 00 00 00 <text:s text:c="2"/>................</text:p>
      <text:p text:style-name="P4"><text:span text:style-name="T2">0E3B:0090 <text:s/></text:span><text:span text:style-name="T3">00 A0 00 A0 00 00 00 00-00 00 00 00 00</text:span><text:span text:style-name="T2"> 73 20 4D <text:s text:c="2"/>.............s M</text:span></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g</text:p>
      <text:p text:style-name="P3"/>
      <text:p text:style-name="P3">Program terminated normally</text:p>
      <text:p text:style-name="P3">-d cs:70</text:p>
      <text:p text:style-name="P3">0E3B:0070 <text:s/>BB 02 00 F7 F3 8B D8 A1-06 00 8B 16 04 00 F7 F3 <text:s text:c="2"/>................</text:p>
      <text:p text:style-name="P3">0E3B:0080 <text:s/>BB 02 00 F7 F3 EB D4 00-00 00 00 00 00 00 00 00 <text:s text:c="2"/>................</text:p>
      <text:p text:style-name="P4"><text:span text:style-name="T2">0E3B:0090 <text:s/></text:span><text:span text:style-name="T3">00 A0 00 A0 00 64 00 00-00 00</text:span><text:span text:style-name="T2"> </text:span><text:span text:style-name="T4">50 00</text:span><text:span text:style-name="T2"> </text:span><text:span text:style-name="T5">00</text:span><text:span text:style-name="T2"> 73 20 4D <text:s text:c="2"/>.....d....P..s M</text:span></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q</text:p>
      <text:p text:style-name="P3"/>
      <text:p text:style-name="P3">G:\ELECTR~1\SEMEST~1\243-31~1\LAB8~1\STEP_2&gt;tcap/u</text:p>
      <text:p text:style-name="P3"/>
      <text:p text:style-name="P3"/>
      <text:p text:style-name="P4">3.3.3 Results With Minimum Values</text:p>
      <text:p text:style-name="P3"/>
      <text:p text:style-name="P3">Capture file written by TCAP 3.0, TCAP Copyright(c) 1998 Tim Kannel</text:p>
      <text:p text:style-name="P3"/>
      <text:p text:style-name="P3">G:\ELECTR~1\SEMEST~1\243-31~1\LAB8~1\STEP_2&gt;debug 8_2.exe</text:p>
      <text:p text:style-name="P3">-d cs:70</text:p>
      <text:p text:style-name="P3">0E3B:0070 <text:s/>BB 02 00 F7 F3 8B D8 A1-06 00 8B 16 04 00 F7 F3 <text:s text:c="2"/>................</text:p>
      <text:p text:style-name="P3">0E3B:0080 <text:s/>BB 02 00 F7 F3 EB D4 00-00 00 00 00 00 00 00 00 <text:s text:c="2"/>................</text:p>
      <text:p text:style-name="P4"><text:span text:style-name="T2">0E3B:0090 <text:s/></text:span><text:span text:style-name="T3">E8 03 E8 03 00 00 00 00-00 00 00 00 0</text:span><text:span text:style-name="T2">0 73 20 4D <text:s text:c="2"/>.............s M</text:span></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text:soft-page-break/>-g</text:p>
      <text:p text:style-name="P3"/>
      <text:p text:style-name="P3">Program terminated normally</text:p>
      <text:p text:style-name="P3">-d cs:70</text:p>
      <text:p text:style-name="P3">0E3B:0070 <text:s/>BB 02 00 F7 F3 8B D8 A1-06 00 8B 16 04 00 F7 F3 <text:s text:c="2"/>................</text:p>
      <text:p text:style-name="P3">0E3B:0080 <text:s/>BB 02 00 F7 F3 EB D4 00-00 00 00 00 00 00 00 00 <text:s text:c="2"/>................</text:p>
      <text:p text:style-name="P4"><text:span text:style-name="T2">0E3B:0090 <text:s/></text:span><text:span text:style-name="T3">E8 03 E8 03 0F 00 40 42-00 00</text:span><text:span text:style-name="T2"> </text:span><text:span text:style-name="T4">01 F4</text:span><text:span text:style-name="T2"> </text:span><text:span text:style-name="T5">00</text:span><text:span text:style-name="T2"> 73 20 4D <text:s text:c="2"/>......@B.....s M</text:span></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q</text:p>
      <text:p text:style-name="P3"/>
      <text:p text:style-name="P3">G:\ELECTR~1\SEMEST~1\243-31~1\LAB8~1\STEP_2&gt;tcap/u</text:p>
      <text:p text:style-name="P3"/>
      <text:p text:style-name="P3"/>
      <text:p text:style-name="P4">3.3.4 Results With Over the Limits Value</text:p>
      <text:p text:style-name="P3"/>
      <text:p text:style-name="P3">Capture file written by TCAP 3.0, TCAP Copyright(c) 1998 Tim Kannel</text:p>
      <text:p text:style-name="P3"/>
      <text:p text:style-name="P3">G:\ELECTR~1\SEMEST~1\243-31~1\LAB8~1\STEP_2&gt;debug 8_2.exe</text:p>
      <text:p text:style-name="P3">-d cs:70</text:p>
      <text:p text:style-name="P3">0E3B:0070 <text:s/>BB 02 00 F7 F3 8B D8 A1-06 00 8B 16 04 00 F7 F3 <text:s text:c="2"/>................</text:p>
      <text:p text:style-name="P3">0E3B:0080 <text:s/>BB 02 00 F7 F3 EB D4 00-00 00 00 00 00 00 00 00 <text:s text:c="2"/>................</text:p>
      <text:p text:style-name="P4"><text:span text:style-name="T2">0E3B:0090 <text:s/></text:span><text:span text:style-name="T3">50 D3 50 D3 00 00 00 00-00 00 00 00 00</text:span><text:span text:style-name="T2"> 73 20 4D <text:s text:c="2"/>P.P..........s M</text:span></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g</text:p>
      <text:p text:style-name="P3"/>
      <text:p text:style-name="P3">Program terminated normally</text:p>
      <text:p text:style-name="P3">-d cs:70</text:p>
      <text:p text:style-name="P3">0E3B:0070 <text:s/>BB 02 00 F7 F3 8B D8 A1-06 00 8B 16 04 00 F7 F3 <text:s text:c="2"/>................</text:p>
      <text:p text:style-name="P3">0E3B:0080 <text:s/>BB 02 00 F7 F3 EB D4 00-00 00 00 00 00 00 00 00 <text:s text:c="2"/>................</text:p>
      <text:p text:style-name="P4"><text:span text:style-name="T2">0E3B:0090 <text:s/></text:span><text:span text:style-name="T3">50 D3 50 D3 00 00 00 00-00 00</text:span><text:span text:style-name="T2"> </text:span><text:span text:style-name="T4">00 00</text:span><text:span text:style-name="T2"> </text:span><text:span text:style-name="T5">FF</text:span><text:span text:style-name="T2"> 73 20 4D <text:s text:c="2"/>P.P..........s M</text:span></text:p>
      <text:p text:style-name="P3">0E3B:00A0 <text:s/>53 2D 44 4F 53 20 65 6E-76 69 72 6F 6E 6D 65 6E <text:s text:c="2"/>S-DOS environmen</text:p>
      <text:p text:style-name="P3">0E3B:00B0 <text:s/>74 20 76 61 72 69 61 62-6C 65 73 2E 0D 0A 0D 0A <text:s text:c="2"/>t variables.....</text:p>
      <text:p text:style-name="P3">0E3B:00C0 <text:s/>53 45 54 20 5B 76 61 72-69 61 62 6C 65 3D 5B 73 <text:s text:c="2"/>SET [variable=[s</text:p>
      <text:p text:style-name="P3">0E3B:00D0 <text:s/>74 72 69 6E 67 5D 5D 0D-0A 0D 0A 81 20 20 76 61 <text:s text:c="2"/>tring]]..... <text:s/>va</text:p>
      <text:p text:style-name="P3">0E3B:00E0 <text:s/>72 69 61 62 6C 65 20 20-53 70 65 63 69 66 69 65 <text:s text:c="2"/>riable <text:s/>Specifie</text:p>
      <text:p text:style-name="P3">-q</text:p>
      <text:p text:style-name="P3"/>
      <text:p text:style-name="P3">G:\ELECTR~1\SEMEST~1\243-31~1\LAB8~1\STEP_2&gt;tcap/u</text:p>
      <text:p text:style-name="P3"/>
      <text:p text:style-name="P3"><text:soft-page-break/></text:p>
      <text:p text:style-name="P4">3.4 Sample Calculations</text:p>
      <text:p text:style-name="P3"/>
      <text:p text:style-name="P3">Formula used in this program:</text:p>
      <text:p text:style-name="P3"/>
      <text:p text:style-name="P3"><draw:frame draw:style-name="fr1" draw:name="Object18" text:anchor-type="as-char" svg:width="0.9138in" svg:height="0.4429in" draw:z-index="17"><draw:object xlink:href="./Object 18" xlink:type="simple" xlink:show="embed" xlink:actuate="onLoad"/><draw:image xlink:href="./ObjectReplacements/Object 18" xlink:type="simple" xlink:show="embed" xlink:actuate="onLoad"/></draw:frame></text:p>
      <text:p text:style-name="P3"/>
      <text:p text:style-name="P4">3.4.1 With Maximum Values</text:p>
      <text:p text:style-name="P4"><text:span text:style-name="T2"/></text:p>
      <text:p text:style-name="P4"><text:span text:style-name="T2"><draw:frame draw:style-name="fr1" draw:name="Object19" text:anchor-type="as-char" svg:width="1.0965in" svg:height="0.3929in" draw:z-index="18"><draw:object xlink:href="./Object 19" xlink:type="simple" xlink:show="embed" xlink:actuate="onLoad"/><draw:image xlink:href="./ObjectReplacements/Object 19" xlink:type="simple" xlink:show="embed" xlink:actuate="onLoad"/></draw:frame></text:span></text:p>
      <text:p text:style-name="P4"><text:span text:style-name="T2"><draw:frame draw:style-name="fr1" draw:name="Object20" text:anchor-type="as-char" svg:width="1.4717in" svg:height="0.3929in" draw:z-index="19"><draw:object xlink:href="./Object 20" xlink:type="simple" xlink:show="embed" xlink:actuate="onLoad"/><draw:image xlink:href="./ObjectReplacements/Object 20" xlink:type="simple" xlink:show="embed" xlink:actuate="onLoad"/></draw:frame></text:span></text:p>
      <text:p text:style-name="P4"><text:span text:style-name="T2"><draw:frame draw:style-name="fr1" draw:name="Object21" text:anchor-type="as-char" svg:width="1.2516in" svg:height="0.3929in" draw:z-index="20"><draw:object xlink:href="./Object 21" xlink:type="simple" xlink:show="embed" xlink:actuate="onLoad"/><draw:image xlink:href="./ObjectReplacements/Object 21" xlink:type="simple" xlink:show="embed" xlink:actuate="onLoad"/></draw:frame></text:span><text:span text:style-name="T2"><text:tab/><text:tab/>this creates an divide overflow, but with a simple compare and algorithm <text:tab/><text:tab/><text:tab/><text:tab/><text:tab/>it can be avoided.</text:span></text:p>
      <text:p text:style-name="P4"><text:span text:style-name="T2"/></text:p>
      <text:p text:style-name="P4"><text:span text:style-name="T2">The algorithm goes as follows:</text:span></text:p>
      <text:p text:style-name="P4"><text:span text:style-name="T2"><draw:frame draw:style-name="fr1" draw:name="Object22" text:anchor-type="as-char" svg:width="1.2236in" svg:height="0.652in" draw:z-index="21"><draw:object xlink:href="./Object 22" xlink:type="simple" xlink:show="embed" xlink:actuate="onLoad"/><draw:image xlink:href="./ObjectReplacements/Object 22" xlink:type="simple" xlink:show="embed" xlink:actuate="onLoad"/></draw:frame></text:span></text:p>
      <text:p text:style-name="P4"><text:span text:style-name="T2"><draw:frame draw:style-name="fr1" draw:name="Object23" text:anchor-type="as-char" svg:width="1.561in" svg:height="0.6083in" draw:z-index="22"><draw:object xlink:href="./Object 23" xlink:type="simple" xlink:show="embed" xlink:actuate="onLoad"/><draw:image xlink:href="./ObjectReplacements/Object 23" xlink:type="simple" xlink:show="embed" xlink:actuate="onLoad"/></draw:frame></text:span></text:p>
      <text:p text:style-name="P4"><text:span text:style-name="T2"/></text:p>
      <text:p text:style-name="P4"><text:span text:style-name="T2"><draw:frame draw:style-name="fr1" draw:name="Object24" text:anchor-type="as-char" svg:width="1.2752in" svg:height="0.6083in" draw:z-index="23"><draw:object xlink:href="./Object 24" xlink:type="simple" xlink:show="embed" xlink:actuate="onLoad"/><draw:image xlink:href="./ObjectReplacements/Object 24" xlink:type="simple" xlink:show="embed" xlink:actuate="onLoad"/></draw:frame></text:span></text:p>
      <text:p text:style-name="P4"><text:span text:style-name="T2"><draw:frame draw:style-name="fr1" draw:name="Object25" text:anchor-type="as-char" svg:width="0.8854in" svg:height="0.3929in" draw:z-index="24"><draw:object xlink:href="./Object 25" xlink:type="simple" xlink:show="embed" xlink:actuate="onLoad"/><draw:image xlink:href="./ObjectReplacements/Object 25" xlink:type="simple" xlink:show="embed" xlink:actuate="onLoad"/></draw:frame></text:span></text:p>
      <text:p text:style-name="P4"><text:span text:style-name="T2"><draw:frame draw:style-name="fr1" draw:name="Object26" text:anchor-type="as-char" svg:width="0.8598in" svg:height="0.2091in" draw:z-index="25"><draw:object xlink:href="./Object 26" xlink:type="simple" xlink:show="embed" xlink:actuate="onLoad"/><draw:image xlink:href="./ObjectReplacements/Object 26" xlink:type="simple" xlink:show="embed" xlink:actuate="onLoad"/></draw:frame></text:span></text:p>
      <text:p text:style-name="P3"><draw:frame draw:style-name="fr1" draw:name="Object27" text:anchor-type="as-char" svg:width="0.8291in" svg:height="0.2091in" draw:z-index="26"><draw:object xlink:href="./Object 27" xlink:type="simple" xlink:show="embed" xlink:actuate="onLoad"/><draw:image xlink:href="./ObjectReplacements/Object 27" xlink:type="simple" xlink:show="embed" xlink:actuate="onLoad"/></draw:frame></text:p>
      <text:p text:style-name="P3"/>
      <text:p text:style-name="P4">3.4.2. With Intermediate Values</text:p>
      <text:p text:style-name="P4"><text:span text:style-name="T2"><draw:frame draw:style-name="fr1" draw:name="Object29" text:anchor-type="as-char" svg:width="1.428in" svg:height="0.3929in" draw:z-index="28"><draw:object xlink:href="./Object 29" xlink:type="simple" xlink:show="embed" xlink:actuate="onLoad"/><draw:image xlink:href="./ObjectReplacements/Object 29" xlink:type="simple" xlink:show="embed" xlink:actuate="onLoad"/></draw:frame></text:span></text:p>
      <text:p text:style-name="P4"><text:span text:style-name="T2"><draw:frame draw:style-name="fr1" draw:name="Object28" text:anchor-type="as-char" svg:width="1.4862in" svg:height="0.3929in" draw:z-index="27"><draw:object xlink:href="./Object 28" xlink:type="simple" xlink:show="embed" xlink:actuate="onLoad"/><draw:image xlink:href="./ObjectReplacements/Object 28" xlink:type="simple" xlink:show="embed" xlink:actuate="onLoad"/></draw:frame></text:span></text:p>
      <text:p text:style-name="P4"><text:span text:style-name="T2"><draw:frame draw:style-name="fr1" draw:name="Object30" text:anchor-type="as-char" svg:width="1.2201in" svg:height="0.3929in" draw:z-index="29"><draw:object xlink:href="./Object 30" xlink:type="simple" xlink:show="embed" xlink:actuate="onLoad"/><draw:image xlink:href="./ObjectReplacements/Object 30" xlink:type="simple" xlink:show="embed" xlink:actuate="onLoad"/></draw:frame></text:span></text:p>
      <text:p text:style-name="P3"><draw:frame draw:style-name="fr1" draw:name="Object31" text:anchor-type="as-char" svg:width="0.8217in" svg:height="0.2091in" draw:z-index="30"><draw:object xlink:href="./Object 31" xlink:type="simple" xlink:show="embed" xlink:actuate="onLoad"/><draw:image xlink:href="./ObjectReplacements/Object 31" xlink:type="simple" xlink:show="embed" xlink:actuate="onLoad"/></draw:frame></text:p>
      <text:p text:style-name="P3"><draw:frame draw:style-name="fr1" draw:name="Object32" text:anchor-type="as-char" svg:width="0.989in" svg:height="0.2091in" draw:z-index="31"><draw:object xlink:href="./Object 32" xlink:type="simple" xlink:show="embed" xlink:actuate="onLoad"/><draw:image xlink:href="./ObjectReplacements/Object 32" xlink:type="simple" xlink:show="embed" xlink:actuate="onLoad"/></draw:frame></text:p>
      <text:p text:style-name="P3"/>
      <text:p text:style-name="P4">3.4.3 With Minimum Values</text:p>
      <text:p text:style-name="P4"><text:soft-page-break/></text:p>
      <text:p text:style-name="P3"><draw:frame draw:style-name="fr1" draw:name="Object33" text:anchor-type="as-char" svg:width="1.2484in" svg:height="0.3929in" draw:z-index="32"><draw:object xlink:href="./Object 33" xlink:type="simple" xlink:show="embed" xlink:actuate="onLoad"/><draw:image xlink:href="./ObjectReplacements/Object 33" xlink:type="simple" xlink:show="embed" xlink:actuate="onLoad"/></draw:frame></text:p>
      <text:p text:style-name="P3"><draw:frame draw:style-name="fr1" draw:name="Object34" text:anchor-type="as-char" svg:width="1.4665in" svg:height="0.3929in" draw:z-index="33"><draw:object xlink:href="./Object 34" xlink:type="simple" xlink:show="embed" xlink:actuate="onLoad"/><draw:image xlink:href="./ObjectReplacements/Object 34" xlink:type="simple" xlink:show="embed" xlink:actuate="onLoad"/></draw:frame></text:p>
      <text:p text:style-name="P3"><draw:frame draw:style-name="fr1" draw:name="Object35" text:anchor-type="as-char" svg:width="1.2311in" svg:height="0.3929in" draw:z-index="34"><draw:object xlink:href="./Object 35" xlink:type="simple" xlink:show="embed" xlink:actuate="onLoad"/><draw:image xlink:href="./ObjectReplacements/Object 35" xlink:type="simple" xlink:show="embed" xlink:actuate="onLoad"/></draw:frame></text:p>
      <text:p text:style-name="P3"><draw:frame draw:style-name="fr1" draw:name="Object36" text:anchor-type="as-char" svg:width="0.8335in" svg:height="0.2091in" draw:z-index="35"><draw:object xlink:href="./Object 36" xlink:type="simple" xlink:show="embed" xlink:actuate="onLoad"/><draw:image xlink:href="./ObjectReplacements/Object 36" xlink:type="simple" xlink:show="embed" xlink:actuate="onLoad"/></draw:frame></text:p>
      <text:p text:style-name="P3"><draw:frame draw:style-name="fr1" draw:name="Object37" text:anchor-type="as-char" svg:width="0.8181in" svg:height="0.2091in" draw:z-index="36"><draw:object xlink:href="./Object 37" xlink:type="simple" xlink:show="embed" xlink:actuate="onLoad"/><draw:image xlink:href="./ObjectReplacements/Object 37" xlink:type="simple" xlink:show="embed" xlink:actuate="onLoad"/></draw:frame></text:p>
      <text:p text:style-name="P3"/>
      <text:p text:style-name="P4">4.0 Step 3</text:p>
      <text:p text:style-name="P3"/>
      <text:p text:style-name="P3">; PROGRAM: 8_2.ASM</text:p>
      <text:p text:style-name="P3">;</text:p>
      <text:p text:style-name="P3">; AUTHOR: Calvin O. Ference</text:p>
      <text:p text:style-name="P3">;</text:p>
      <text:p text:style-name="P3">; DESCRIPTION: <text:s/>Parallel Resistance Calculator Program</text:p>
      <text:p text:style-name="P3">; </text:p>
      <text:p text:style-name="P3">; </text:p>
      <text:p text:style-name="P3"/>
      <text:p text:style-name="P3"><text:s text:c="8"/>ASSUME<text:tab/>cs:code, ds:data</text:p>
      <text:p text:style-name="P3"/>
      <text:p text:style-name="P3">code <text:s text:c="3"/>SEGMENT</text:p>
      <text:p text:style-name="P3">main <text:s text:c="3"/>PROC <text:s text:c="2"/></text:p>
      <text:p text:style-name="P3"/>
      <text:p text:style-name="P3">init:<text:tab/><text:tab/>mov<text:tab/>ax,data</text:p>
      <text:p text:style-name="P3"><text:tab/><text:tab/>mov<text:tab/>ds,ax</text:p>
      <text:p text:style-name="P3"><text:tab/><text:tab/>mov<text:tab/>eflag,0<text:tab/><text:tab/>;resetting everything </text:p>
      <text:p text:style-name="P3"/>
      <text:p text:style-name="P3">ahigh:<text:tab/><text:tab/>cmp<text:tab/>vara,02</text:p>
      <text:p text:style-name="P3"><text:tab/><text:tab/>ja<text:tab/>errora</text:p>
      <text:p text:style-name="P3"><text:tab/><text:tab/>cmp<text:tab/>vara+2,0ab98h</text:p>
      <text:p text:style-name="P3"><text:tab/><text:tab/>ja<text:tab/>errora</text:p>
      <text:p text:style-name="P3">alow:<text:tab/><text:tab/>cmp<text:tab/>vara+2,09c4h</text:p>
      <text:p text:style-name="P3"><text:tab/><text:tab/>jb<text:tab/>errora</text:p>
      <text:p text:style-name="P3"><text:tab/><text:tab/>jmp<text:tab/>bhigh</text:p>
      <text:p text:style-name="P3"/>
      <text:p text:style-name="P3"/>
      <text:p text:style-name="P3">bhigh:<text:tab/><text:tab/>cmp<text:tab/>varb,61a8h</text:p>
      <text:p text:style-name="P3"><text:tab/><text:tab/>ja<text:tab/>errorb</text:p>
      <text:p text:style-name="P3">blow:<text:tab/><text:tab/>cmp<text:tab/>varb,0c8h</text:p>
      <text:p text:style-name="P3"><text:tab/><text:tab/>jb<text:tab/>errorb</text:p>
      <text:p text:style-name="P3"/>
      <text:p text:style-name="P3">chigh:<text:tab/><text:tab/>cmp<text:tab/>varc,7fh</text:p>
      <text:p text:style-name="P3"><text:tab/><text:tab/>jg<text:tab/>errorc</text:p>
      <text:p text:style-name="P3">clow:<text:tab/><text:tab/>cmp<text:tab/>varc,-32</text:p>
      <text:p text:style-name="P3"><text:soft-page-break/><text:tab/><text:tab/>jl<text:tab/>errorc</text:p>
      <text:p text:style-name="P3">shi:<text:tab/><text:tab/>mov<text:tab/>ax,4c00h</text:p>
      <text:p text:style-name="P3"><text:tab/><text:tab/>int<text:tab/>21h</text:p>
      <text:p text:style-name="P3"/>
      <text:p text:style-name="P3">errora:<text:tab/><text:tab/>mov<text:tab/>eflag,01</text:p>
      <text:p text:style-name="P3"><text:tab/><text:tab/>jmp<text:tab/>bhigh</text:p>
      <text:p text:style-name="P3"/>
      <text:p text:style-name="P3">errorb:<text:tab/><text:tab/>cmp<text:tab/>eflag,01</text:p>
      <text:p text:style-name="P3"><text:tab/><text:tab/>je<text:tab/>errorb2</text:p>
      <text:p text:style-name="P3"><text:tab/><text:tab/>mov<text:tab/>eflag,02</text:p>
      <text:p text:style-name="P3"><text:tab/><text:tab/>jmp<text:tab/>chigh</text:p>
      <text:p text:style-name="P3"/>
      <text:p text:style-name="P3">errorb2:<text:tab/>mov<text:tab/>eflag,0Ah</text:p>
      <text:p text:style-name="P3"><text:tab/><text:tab/>jmp<text:tab/>chigh</text:p>
      <text:p text:style-name="P3"/>
      <text:p text:style-name="P3">errorc:<text:tab/><text:tab/>cmp<text:tab/>eflag,01</text:p>
      <text:p text:style-name="P3"><text:tab/><text:tab/>je<text:tab/>errorc2</text:p>
      <text:p text:style-name="P3"><text:tab/><text:tab/>cmp<text:tab/>eflag,02</text:p>
      <text:p text:style-name="P3"><text:tab/><text:tab/>je<text:tab/>errorc3</text:p>
      <text:p text:style-name="P3"><text:tab/><text:tab/>cmp<text:tab/>eflag,0ah</text:p>
      <text:p text:style-name="P3"><text:tab/><text:tab/>je<text:tab/>errorc4</text:p>
      <text:p text:style-name="P3"><text:tab/><text:tab/>mov<text:tab/>eflag,04</text:p>
      <text:p text:style-name="P3"><text:tab/><text:tab/>jmp<text:tab/>shi</text:p>
      <text:p text:style-name="P3"><text:tab/></text:p>
      <text:p text:style-name="P3">errorc2:<text:tab/>mov<text:tab/>eflag,0bh</text:p>
      <text:p text:style-name="P3"><text:tab/><text:tab/>jmp<text:tab/>shi</text:p>
      <text:p text:style-name="P3"><text:tab/><text:tab/></text:p>
      <text:p text:style-name="P3">errorc3:<text:tab/>mov<text:tab/>eflag,0ch</text:p>
      <text:p text:style-name="P3"><text:tab/><text:tab/>jmp<text:tab/>shi<text:tab/></text:p>
      <text:p text:style-name="P3"><text:tab/></text:p>
      <text:p text:style-name="P3">errorc4:<text:tab/>mov<text:tab/>eflag,0ffh</text:p>
      <text:p text:style-name="P3"><text:tab/><text:tab/>jmp<text:tab/>shi</text:p>
      <text:p text:style-name="P3"/>
      <text:p text:style-name="P3">main<text:tab/>ENDP</text:p>
      <text:p text:style-name="P3">code<text:tab/>ENDS</text:p>
      <text:p text:style-name="P3"/>
      <text:p text:style-name="P3">data<text:tab/>SEGMENT</text:p>
      <text:p text:style-name="P3">vara<text:tab/>dw<text:tab/>3,0ab98h</text:p>
      <text:p text:style-name="P3">varb<text:tab/>dw<text:tab/>71a8h</text:p>
      <text:p text:style-name="P3">varc<text:tab/>db<text:tab/>-33</text:p>
      <text:p text:style-name="P3">eflag<text:tab/>db<text:tab/>0</text:p>
      <text:p text:style-name="P3">data<text:tab/>ENDS</text:p>
      <text:p text:style-name="P3"/>
      <text:p text:style-name="P3"><text:tab/><text:tab/>END</text:p>
      <text:p text:style-name="P3"/>
      <text:p text:style-name="P3"/>
      <text:p text:style-name="P4">4.2 List File</text:p>
      <text:p text:style-name="P4"><text:soft-page-break/></text:p>
      <text:p text:style-name="P3">Microsoft (R) Macro Assembler Version 6.11d<text:tab/><text:tab/> <text:s text:c="3"/>10/29/08 17:46:23</text:p>
      <text:p text:style-name="P3">8_3.asm<text:tab/><text:tab/><text:tab/><text:tab/><text:tab/><text:tab/><text:tab/> <text:s text:c="4"/>Page 1 - 1</text:p>
      <text:p text:style-name="P3"/>
      <text:p text:style-name="P3"/>
      <text:p text:style-name="P3"><text:tab/><text:tab/><text:tab/><text:tab/>; PROGRAM: 8_2.ASM</text:p>
      <text:p text:style-name="P3"><text:tab/><text:tab/><text:tab/><text:tab/>;</text:p>
      <text:p text:style-name="P3"><text:tab/><text:tab/><text:tab/><text:tab/>; AUTHOR: Calvin O. Ference</text:p>
      <text:p text:style-name="P3"><text:tab/><text:tab/><text:tab/><text:tab/>;</text:p>
      <text:p text:style-name="P3"><text:tab/><text:tab/><text:tab/><text:tab/>; DESCRIPTION: <text:s/>Parallel Resistance Calculator Program</text:p>
      <text:p text:style-name="P3"><text:tab/><text:tab/><text:tab/><text:tab/>; </text:p>
      <text:p text:style-name="P3"><text:tab/><text:tab/><text:tab/><text:tab/>; </text:p>
      <text:p text:style-name="P3"/>
      <text:p text:style-name="P3"><text:tab/><text:tab/><text:tab/><text:tab/> <text:s text:c="7"/>ASSUME<text:tab/>cs:code, ds:data</text:p>
      <text:p text:style-name="P3"/>
      <text:p text:style-name="P3"><text:s/>0000<text:tab/><text:tab/><text:tab/><text:tab/>code <text:s text:c="3"/>SEGMENT</text:p>
      <text:p text:style-name="P3"><text:s/>0000<text:tab/><text:tab/><text:tab/><text:tab/>main <text:s text:c="3"/>PROC <text:s text:c="2"/></text:p>
      <text:p text:style-name="P3"/>
      <text:p text:style-name="P3"><text:s/>0000 <text:s/>B8 ---- R<text:tab/><text:tab/>init:<text:tab/><text:tab/>mov<text:tab/>ax,data</text:p>
      <text:p text:style-name="P3"><text:s/>0003 <text:s/>8E D8<text:tab/><text:tab/><text:tab/><text:tab/><text:tab/>mov<text:tab/>ds,ax</text:p>
      <text:p text:style-name="P3"><text:s/>0005 <text:s/>C6 06 0007 R 00<text:tab/><text:tab/><text:tab/><text:tab/>mov<text:tab/>eflag,0<text:tab/><text:tab/>;resetting everything </text:p>
      <text:p text:style-name="P3"/>
      <text:p text:style-name="P3"><text:s/>000A <text:s/>83 3E 0000 R 02<text:tab/><text:tab/>ahigh:<text:tab/><text:tab/>cmp<text:tab/>vara,02</text:p>
      <text:p text:style-name="P3"><text:s/>000F <text:s/>77 35<text:tab/><text:tab/><text:tab/><text:tab/><text:tab/>ja<text:tab/>errora</text:p>
      <text:p text:style-name="P3"><text:s/>0011 <text:s/>81 3E 0002 R AB98<text:tab/><text:tab/><text:tab/>cmp<text:tab/>vara+2,0ab98h</text:p>
      <text:p text:style-name="P3"><text:s/>0017 <text:s/>77 2D<text:tab/><text:tab/><text:tab/><text:tab/><text:tab/>ja<text:tab/>errora</text:p>
      <text:p text:style-name="P3"><text:s/>0019 <text:s/>81 3E 0002 R 09C4<text:tab/>alow:<text:tab/><text:tab/>cmp<text:tab/>vara+2,09c4h</text:p>
      <text:p text:style-name="P3"><text:s/>001F <text:s/>72 25<text:tab/><text:tab/><text:tab/><text:tab/><text:tab/>jb<text:tab/>errora</text:p>
      <text:p text:style-name="P3"><text:s/>0021 <text:s/>EB 00<text:tab/><text:tab/><text:tab/><text:tab/><text:tab/>jmp<text:tab/>bhigh</text:p>
      <text:p text:style-name="P3"/>
      <text:p text:style-name="P3"/>
      <text:p text:style-name="P3"><text:s/>0023 <text:s/>81 3E 0004 R 61A8<text:tab/>bhigh:<text:tab/><text:tab/>cmp<text:tab/>varb,61a8h</text:p>
      <text:p text:style-name="P3"><text:s/>0029 <text:s/>77 22<text:tab/><text:tab/><text:tab/><text:tab/><text:tab/>ja<text:tab/>errorb</text:p>
      <text:p text:style-name="P3"><text:s/>002B <text:s/>81 3E 0004 R 00C8<text:tab/>blow:<text:tab/><text:tab/>cmp<text:tab/>varb,0c8h</text:p>
      <text:p text:style-name="P3"><text:s/>0031 <text:s/>72 1A<text:tab/><text:tab/><text:tab/><text:tab/><text:tab/>jb<text:tab/>errorb</text:p>
      <text:p text:style-name="P3"/>
      <text:p text:style-name="P3"><text:s/>0033 <text:s/>80 3E 0006 R 7F<text:tab/><text:tab/>chigh:<text:tab/><text:tab/>cmp<text:tab/>varc,7fh</text:p>
      <text:p text:style-name="P3"><text:s/>0038 <text:s/>7F 28<text:tab/><text:tab/><text:tab/><text:tab/><text:tab/>jg<text:tab/>errorc</text:p>
      <text:p text:style-name="P3"><text:s/>003A <text:s/>80 3E 0006 R E0<text:tab/><text:tab/>clow:<text:tab/><text:tab/>cmp<text:tab/>varc,-32</text:p>
      <text:p text:style-name="P3"><text:s/>003F <text:s/>7C 21<text:tab/><text:tab/><text:tab/><text:tab/><text:tab/>jl<text:tab/>errorc</text:p>
      <text:p text:style-name="P3"><text:s/>0041 <text:s/>B8 4C00<text:tab/><text:tab/><text:tab/>shi:<text:tab/><text:tab/>mov<text:tab/>ax,4c00h</text:p>
      <text:p text:style-name="P3"><text:s/>0044 <text:s/>CD 21<text:tab/><text:tab/><text:tab/><text:tab/><text:tab/>int<text:tab/>21h</text:p>
      <text:p text:style-name="P3"/>
      <text:p text:style-name="P3"><text:s/>0046 <text:s/>C6 06 0007 R 01<text:tab/><text:tab/>errora:<text:tab/><text:tab/>mov<text:tab/>eflag,01</text:p>
      <text:p text:style-name="P3"><text:s/>004B <text:s/>EB D6<text:tab/><text:tab/><text:tab/><text:tab/><text:tab/>jmp<text:tab/>bhigh</text:p>
      <text:p text:style-name="P3"/>
      <text:p text:style-name="P3"><text:s/>004D <text:s/>80 3E 0007 R 01<text:tab/><text:tab/>errorb:<text:tab/><text:tab/>cmp<text:tab/>eflag,01</text:p>
      <text:p text:style-name="P3"><text:soft-page-break/><text:s/>0052 <text:s/>74 07<text:tab/><text:tab/><text:tab/><text:tab/><text:tab/>je<text:tab/>errorb2</text:p>
      <text:p text:style-name="P3"><text:s/>0054 <text:s/>C6 06 0007 R 02<text:tab/><text:tab/><text:tab/><text:tab/>mov<text:tab/>eflag,02</text:p>
      <text:p text:style-name="P3"><text:s/>0059 <text:s/>EB D8<text:tab/><text:tab/><text:tab/><text:tab/><text:tab/>jmp<text:tab/>chigh</text:p>
      <text:p text:style-name="P3"/>
      <text:p text:style-name="P3"><text:s/>005B <text:s/>C6 06 0007 R 0A<text:tab/><text:tab/>errorb2:<text:tab/>mov<text:tab/>eflag,0Ah</text:p>
      <text:p text:style-name="P3"><text:s/>0060 <text:s/>EB D1<text:tab/><text:tab/><text:tab/><text:tab/><text:tab/>jmp<text:tab/>chigh</text:p>
      <text:p text:style-name="P3"/>
      <text:p text:style-name="P3"><text:s/>0062 <text:s/>80 3E 0007 R 01<text:tab/><text:tab/>errorc:<text:tab/><text:tab/>cmp<text:tab/>eflag,01</text:p>
      <text:p text:style-name="P3"><text:s/>0067 <text:s/>74 15<text:tab/><text:tab/><text:tab/><text:tab/><text:tab/>je<text:tab/>errorc2</text:p>
      <text:p text:style-name="P3"><text:s/>0069 <text:s/>80 3E 0007 R 02<text:tab/><text:tab/><text:tab/><text:tab/>cmp<text:tab/>eflag,02</text:p>
      <text:p text:style-name="P3"><text:s/>006E <text:s/>74 15<text:tab/><text:tab/><text:tab/><text:tab/><text:tab/>je<text:tab/>errorc3</text:p>
      <text:p text:style-name="P3"><text:s/>0070 <text:s/>80 3E 0007 R 0A<text:tab/><text:tab/><text:tab/><text:tab/>cmp<text:tab/>eflag,0ah</text:p>
      <text:p text:style-name="P3"><text:s/>0075 <text:s/>74 15<text:tab/><text:tab/><text:tab/><text:tab/><text:tab/>je<text:tab/>errorc4</text:p>
      <text:p text:style-name="P3"><text:s/>0077 <text:s/>C6 06 0007 R 04<text:tab/><text:tab/><text:tab/><text:tab/>mov<text:tab/>eflag,04</text:p>
      <text:p text:style-name="P3"><text:s/>007C <text:s/>EB C3<text:tab/><text:tab/><text:tab/><text:tab/><text:tab/>jmp<text:tab/>shi</text:p>
      <text:p text:style-name="P3"><text:tab/><text:tab/><text:tab/><text:tab/><text:tab/></text:p>
      <text:p text:style-name="P3"><text:s/>007E <text:s/>C6 06 0007 R 0B<text:tab/><text:tab/>errorc2:<text:tab/>mov<text:tab/>eflag,0bh</text:p>
      <text:p text:style-name="P3"><text:s/>0083 <text:s/>EB BC<text:tab/><text:tab/><text:tab/><text:tab/><text:tab/>jmp<text:tab/>shi</text:p>
      <text:p text:style-name="P3"><text:tab/><text:tab/><text:tab/><text:tab/><text:tab/><text:tab/></text:p>
      <text:p text:style-name="P3"><text:s/>0085 <text:s/>C6 06 0007 R 0C<text:tab/><text:tab/>errorc3:<text:tab/>mov<text:tab/>eflag,0ch</text:p>
      <text:p text:style-name="P3"><text:s/>008A <text:s/>EB B5<text:tab/><text:tab/><text:tab/><text:tab/><text:tab/>jmp<text:tab/>shi<text:tab/></text:p>
      <text:p text:style-name="P3"><text:tab/><text:tab/><text:tab/><text:tab/><text:tab/></text:p>
      <text:p text:style-name="P3"><text:s/>008C <text:s/>C6 06 0007 R FF<text:tab/><text:tab/>errorc4:<text:tab/>mov<text:tab/>eflag,0ffh</text:p>
      <text:p text:style-name="P3"><text:s/>0091 <text:s/>EB AE<text:tab/><text:tab/><text:tab/><text:tab/><text:tab/>jmp<text:tab/>shi</text:p>
      <text:p text:style-name="P3"/>
      <text:p text:style-name="P3"><text:s/>0093<text:tab/><text:tab/><text:tab/><text:tab/>main<text:tab/>ENDP</text:p>
      <text:p text:style-name="P3"><text:s/>0093<text:tab/><text:tab/><text:tab/><text:tab/>code<text:tab/>ENDS</text:p>
      <text:p text:style-name="P3"/>
      <text:p text:style-name="P3"><text:s/>0000<text:tab/><text:tab/><text:tab/><text:tab/>data<text:tab/>SEGMENT</text:p>
      <text:p text:style-name="P3"><text:s/>0000 0003 AB98<text:tab/><text:tab/><text:tab/>vara<text:tab/>dw<text:tab/>3,0ab98h</text:p>
      <text:p text:style-name="P3"><text:s/>0004 71A8<text:tab/><text:tab/><text:tab/>varb<text:tab/>dw<text:tab/>71a8h</text:p>
      <text:p text:style-name="P3"><text:s/>0006 DF<text:tab/><text:tab/><text:tab/>varc<text:tab/>db<text:tab/>-33</text:p>
      <text:p text:style-name="P3"><text:s/>0007 00<text:tab/><text:tab/><text:tab/>eflag<text:tab/>db<text:tab/>0</text:p>
      <text:p text:style-name="P3"><text:s/>0008<text:tab/><text:tab/><text:tab/><text:tab/>data<text:tab/>ENDS</text:p>
      <text:p text:style-name="P3"/>
      <text:p text:style-name="P3"><text:tab/><text:tab/><text:tab/><text:tab/><text:tab/><text:tab/>END</text:p>
      <text:p text:style-name="P3">Microsoft (R) Macro Assembler Version 6.11d<text:tab/><text:tab/> <text:s text:c="3"/>10/29/08 17:46:23</text:p>
      <text:p text:style-name="P3">8_3.asm<text:tab/><text:tab/><text:tab/><text:tab/><text:tab/><text:tab/><text:tab/> <text:s text:c="4"/>Symbols 2 - 1</text:p>
      <text:p text:style-name="P3"/>
      <text:p text:style-name="P3"/>
      <text:p text:style-name="P3"/>
      <text:p text:style-name="P3"/>
      <text:p text:style-name="P3">Segments and Groups:</text:p>
      <text:p text:style-name="P3"/>
      <text:p text:style-name="P3"><text:s text:c="16"/>N a m e <text:s text:c="16"/>Size <text:s text:c="4"/>Length <text:s text:c="2"/>Align <text:s text:c="2"/>Combine Class</text:p>
      <text:p text:style-name="P3"/>
      <text:p text:style-name="P3">code . . . . . . . . . . . . . .<text:tab/>16 Bit<text:tab/> 0093<text:tab/> <text:s/>Para<text:tab/> <text:s/>Private </text:p>
      <text:p text:style-name="P3"><text:soft-page-break/>data . . . . . . . . . . . . . .<text:tab/>16 Bit<text:tab/> 0008<text:tab/> <text:s/>Para<text:tab/> <text:s/>Private </text:p>
      <text:p text:style-name="P3"/>
      <text:p text:style-name="P3"/>
      <text:p text:style-name="P3">Procedures, <text:s/>parameters and locals:</text:p>
      <text:p text:style-name="P3"/>
      <text:p text:style-name="P3"><text:s text:c="16"/>N a m e <text:s text:c="16"/>Type <text:s text:c="4"/>Value <text:s text:c="3"/>Attr</text:p>
      <text:p text:style-name="P3"/>
      <text:p text:style-name="P3">main . . . . . . . . . . . . . .<text:tab/>P Near<text:tab/> 0000<text:tab/> <text:s/>code<text:tab/>Length= 0093 Public</text:p>
      <text:p text:style-name="P3"><text:s text:c="2"/>init . . . . . . . . . . . . .<text:tab/>L Near<text:tab/> 0000<text:tab/> <text:s/>code<text:tab/></text:p>
      <text:p text:style-name="P3"><text:s text:c="2"/>ahigh <text:s/>. . . . . . . . . . . .<text:tab/>L Near<text:tab/> 000A<text:tab/> <text:s/>code<text:tab/></text:p>
      <text:p text:style-name="P3"><text:s text:c="2"/>alow . . . . . . . . . . . . .<text:tab/>L Near<text:tab/> 0019<text:tab/> <text:s/>code<text:tab/></text:p>
      <text:p text:style-name="P3"><text:s text:c="2"/>bhigh <text:s/>. . . . . . . . . . . .<text:tab/>L Near<text:tab/> 0023<text:tab/> <text:s/>code<text:tab/></text:p>
      <text:p text:style-name="P3"><text:s text:c="2"/>blow . . . . . . . . . . . . .<text:tab/>L Near<text:tab/> 002B<text:tab/> <text:s/>code<text:tab/></text:p>
      <text:p text:style-name="P3"><text:s text:c="2"/>chigh <text:s/>. . . . . . . . . . . .<text:tab/>L Near<text:tab/> 0033<text:tab/> <text:s/>code<text:tab/></text:p>
      <text:p text:style-name="P3"><text:s text:c="2"/>clow . . . . . . . . . . . . .<text:tab/>L Near<text:tab/> 003A<text:tab/> <text:s/>code<text:tab/></text:p>
      <text:p text:style-name="P3"><text:s text:c="2"/>shi <text:s/>. . . . . . . . . . . . .<text:tab/>L Near<text:tab/> 0041<text:tab/> <text:s/>code<text:tab/></text:p>
      <text:p text:style-name="P3"><text:s text:c="2"/>errora . . . . . . . . . . . .<text:tab/>L Near<text:tab/> 0046<text:tab/> <text:s/>code<text:tab/></text:p>
      <text:p text:style-name="P3"><text:s text:c="2"/>errorb . . . . . . . . . . . .<text:tab/>L Near<text:tab/> 004D<text:tab/> <text:s/>code<text:tab/></text:p>
      <text:p text:style-name="P3"><text:s text:c="2"/>errorb2 <text:s/>. . . . . . . . . . .<text:tab/>L Near<text:tab/> 005B<text:tab/> <text:s/>code<text:tab/></text:p>
      <text:p text:style-name="P3"><text:s text:c="2"/>errorc . . . . . . . . . . . .<text:tab/>L Near<text:tab/> 0062<text:tab/> <text:s/>code<text:tab/></text:p>
      <text:p text:style-name="P3"><text:s text:c="2"/>errorc2 <text:s/>. . . . . . . . . . .<text:tab/>L Near<text:tab/> 007E<text:tab/> <text:s/>code<text:tab/></text:p>
      <text:p text:style-name="P3"><text:s text:c="2"/>errorc3 <text:s/>. . . . . . . . . . .<text:tab/>L Near<text:tab/> 0085<text:tab/> <text:s/>code<text:tab/></text:p>
      <text:p text:style-name="P3"><text:s text:c="2"/>errorc4 <text:s/>. . . . . . . . . . .<text:tab/>L Near<text:tab/> 008C<text:tab/> <text:s/>code<text:tab/></text:p>
      <text:p text:style-name="P3"/>
      <text:p text:style-name="P3"/>
      <text:p text:style-name="P3">Symbols:</text:p>
      <text:p text:style-name="P3"/>
      <text:p text:style-name="P3"><text:s text:c="16"/>N a m e <text:s text:c="16"/>Type <text:s text:c="4"/>Value <text:s text:c="3"/>Attr</text:p>
      <text:p text:style-name="P3"/>
      <text:p text:style-name="P3">eflag <text:s/>. . . . . . . . . . . . .<text:tab/>Byte<text:tab/> 0007<text:tab/> <text:s/>data<text:tab/></text:p>
      <text:p text:style-name="P3">vara . . . . . . . . . . . . . .<text:tab/>Word<text:tab/> 0000<text:tab/> <text:s/>data<text:tab/></text:p>
      <text:p text:style-name="P3">varb . . . . . . . . . . . . . .<text:tab/>Word<text:tab/> 0004<text:tab/> <text:s/>data<text:tab/></text:p>
      <text:p text:style-name="P3">varc . . . . . . . . . . . . . .<text:tab/>Byte<text:tab/> 0006<text:tab/> <text:s/>data<text:tab/></text:p>
      <text:p text:style-name="P3"/>
      <text:p text:style-name="P3"><text:tab/> <text:s text:c="2"/>0 Warnings</text:p>
      <text:p text:style-name="P3"><text:tab/> <text:s text:c="2"/>0 Errors</text:p>
      <text:p text:style-name="P3"/>
      <text:p text:style-name="P3"/>
      <text:p text:style-name="P4">4.3 Results</text:p>
      <text:p text:style-name="P4">4.3.1 When Nothing is Out of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oft-page-break/><text:span text:style-name="T2">1622:0090 <text:s/>FF EB AE 00 00 00 00 00-00 00 00 00 00 00 00 00 <text:s text:c="2"/>................</text:span></text:p>
      <text:p text:style-name="P4"><text:span text:style-name="T2">1622:00A0 <text:s/></text:span><text:span text:style-name="T3">02 00 98 AB A8 61 E0 00</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8 AB A8 61 E0</text:span><text:span text:style-name="T2"> </text:span><text:span text:style-name="T5">00</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q</text:span></text:p>
      <text:p text:style-name="P4"><text:span text:style-name="T2"/></text:p>
      <text:p text:style-name="P4"><text:span text:style-name="T2">F:\ELECTR~1\SEMEST~1\243-31~1\LAB8~1\STEP_3&gt;tcap/u</text:span></text:p>
      <text:p text:style-name="P4"><text:span text:style-name="T2"/></text:p>
      <text:p text:style-name="P4">4.3.2 When A is out of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pan><text:span text:style-name="T3"><text:s/>02 00 99 AB A8 61 E0 00</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9 AB A8 61 E0</text:span><text:span text:style-name="T2"> </text:span><text:span text:style-name="T5">01</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oft-page-break/><text:span text:style-name="T2">1622:00E0 <text:s/>00 00 00 00 00 00 00 00-00 00 00 00 00 00 00 00 <text:s text:c="2"/>................</text:span></text:p>
      <text:p text:style-name="P4"><text:span text:style-name="T2">-q</text:span></text:p>
      <text:p text:style-name="P4"><text:span text:style-name="T2"/></text:p>
      <text:p text:style-name="P4"><text:span text:style-name="T2">F:\ELECTR~1\SEMEST~1\243-31~1\LAB8~1\STEP_3&gt;tcap/u</text:span></text:p>
      <text:p text:style-name="P4"><text:span text:style-name="T2"/></text:p>
      <text:p text:style-name="P4">4.3.3 When B is out or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8 AB A8 71 E0 00</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8 AB A8 71 E0</text:span><text:span text:style-name="T2"> </text:span><text:span text:style-name="T5">02</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q</text:span></text:p>
      <text:p text:style-name="P4"><text:span text:style-name="T2"/></text:p>
      <text:p text:style-name="P4"><text:span text:style-name="T2">F:\ELECTR~1\SEMEST~1\243-31~1\LAB8~1\STEP_3&gt;tcap/u</text:span></text:p>
      <text:p text:style-name="P4"><text:span text:style-name="T2"/></text:p>
      <text:p text:style-name="P4">4.3.4 When C is out or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8 AB A8 61 DF 00</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oft-page-break/><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8 AB A8 61 DF</text:span><text:span text:style-name="T2"> </text:span><text:span text:style-name="T5">04</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q</text:span></text:p>
      <text:p text:style-name="P4"><text:span text:style-name="T2"/></text:p>
      <text:p text:style-name="P4"><text:span text:style-name="T2">F:\ELECTR~1\SEMEST~1\243-31~1\LAB8~1\STEP_3&gt;tcap/u</text:span></text:p>
      <text:p text:style-name="P4"><text:span text:style-name="T2"/></text:p>
      <text:p text:style-name="P4">4.3.5 When A &amp; B Are out of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3 00 98 AB A8 71 E2 00</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3 00 98 AB A8 71 E2</text:span><text:span text:style-name="T2"> </text:span><text:span text:style-name="T5">0A</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q</text:span></text:p>
      <text:p text:style-name="P4"><text:span text:style-name="T2"/></text:p>
      <text:p text:style-name="P4"><text:span text:style-name="T2">F:\ELECTR~1\SEMEST~1\243-31~1\LAB8~1\STEP_3&gt;tcap/u</text:span></text:p>
      <text:p text:style-name="P4"><text:soft-page-break/><text:span text:style-name="T2"/></text:p>
      <text:p text:style-name="P4">4.3.6 When A &amp; C Are out of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3 00 98 AB A8 61 DF 00</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3 00 98 AB A8 61 DF</text:span><text:span text:style-name="T2"> </text:span><text:span text:style-name="T5">0B</text:span><text:span text:style-name="T2">-00 00 00 00 00 00 00 00 <text:s text:c="2"/>.....a..........</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q</text:span></text:p>
      <text:p text:style-name="P4"><text:span text:style-name="T2"/></text:p>
      <text:p text:style-name="P4"><text:span text:style-name="T2">F:\ELECTR~1\SEMEST~1\243-31~1\LAB8~1\STEP_3&gt;tcap/u</text:span></text:p>
      <text:p text:style-name="P4"><text:span text:style-name="T2"/></text:p>
      <text:p text:style-name="P4">4.3.7 When B &amp; C Are out of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8 AB A8 71 DF 00</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oft-page-break/><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2 00 98 AB A8 71 DF</text:span><text:span text:style-name="T2"> </text:span><text:span text:style-name="T5">0C</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q</text:span></text:p>
      <text:p text:style-name="P4"><text:span text:style-name="T2"/></text:p>
      <text:p text:style-name="P4"><text:span text:style-name="T2">F:\ELECTR~1\SEMEST~1\243-31~1\LAB8~1\STEP_3&gt;tcap/u</text:span></text:p>
      <text:p text:style-name="P4"><text:span text:style-name="T2"/></text:p>
      <text:p text:style-name="P4">4.3.8 When Everything is out of Range</text:p>
      <text:p text:style-name="P4"><text:span text:style-name="T2"/></text:p>
      <text:p text:style-name="P4"><text:span text:style-name="T2">Capture file written by TCAP 3.0, TCAP Copyright(c) 1998 Tim Kannel</text:span></text:p>
      <text:p text:style-name="P4"><text:span text:style-name="T2"/></text:p>
      <text:p text:style-name="P4"><text:span text:style-name="T2">F:\ELECTR~1\SEMEST~1\243-31~1\LAB8~1\STEP_3&gt;debug 8_3.exe</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3 00 98 AB A8 71 DF 00</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g</text:span></text:p>
      <text:p text:style-name="P4"><text:span text:style-name="T2"/></text:p>
      <text:p text:style-name="P4"><text:span text:style-name="T2">Program terminated normally</text:span></text:p>
      <text:p text:style-name="P4"><text:span text:style-name="T2">-d cs:70</text:span></text:p>
      <text:p text:style-name="P4"><text:span text:style-name="T2">1622:0070 <text:s/>80 3E 07 00 0A 74 15 C6-06 07 00 04 EB C3 C6 06 <text:s text:c="2"/>.&gt;...t..........</text:span></text:p>
      <text:p text:style-name="P4"><text:span text:style-name="T2">1622:0080 <text:s/>07 00 0B EB BC C6 06 07-00 0C EB B5 C6 06 07 00 <text:s text:c="2"/>................</text:span></text:p>
      <text:p text:style-name="P4"><text:span text:style-name="T2">1622:0090 <text:s/>FF EB AE 00 00 00 00 00-00 00 00 00 00 00 00 00 <text:s text:c="2"/>................</text:span></text:p>
      <text:p text:style-name="P4"><text:span text:style-name="T2">1622:00A0 <text:s/></text:span><text:span text:style-name="T3">03 00 98 AB A8 71 DF</text:span><text:span text:style-name="T2"> </text:span><text:span text:style-name="T5">FF</text:span><text:span text:style-name="T2">-00 00 00 00 00 00 00 00 <text:s text:c="2"/>.....q..........</text:span></text:p>
      <text:p text:style-name="P4"><text:span text:style-name="T2">1622:00B0 <text:s/>00 00 00 00 00 00 00 00-00 00 00 00 00 00 00 00 <text:s text:c="2"/>................</text:span></text:p>
      <text:p text:style-name="P4"><text:span text:style-name="T2">1622:00C0 <text:s/>00 00 00 00 00 00 00 00-00 00 00 00 00 00 00 00 <text:s text:c="2"/>................</text:span></text:p>
      <text:p text:style-name="P4"><text:span text:style-name="T2">1622:00D0 <text:s/>00 00 00 00 00 00 00 00-00 00 00 00 00 00 00 00 <text:s text:c="2"/>................</text:span></text:p>
      <text:p text:style-name="P4"><text:span text:style-name="T2">1622:00E0 <text:s/>00 00 00 00 00 00 00 00-00 00 00 00 00 00 00 00 <text:s text:c="2"/>................</text:span></text:p>
      <text:p text:style-name="P4"><text:span text:style-name="T2">-tcap/u</text:span></text:p>
      <text:p text:style-name="P4"><text:span text:style-name="T2"><text:s text:c="4"/>^ Error</text:span></text:p>
      <text:p text:style-name="P4"><text:span text:style-name="T2">-q</text:span></text:p>
      <text:p text:style-name="P4"><text:span text:style-name="T2"/></text:p>
      <text:p text:style-name="P4"><text:span text:style-name="T2">F:\ELECTR~1\SEMEST~1\243-31~1\LAB8~1\STEP_3&gt;ycap/u</text:span></text:p>
      <text:p text:style-name="P4"><text:span text:style-name="T2"/></text:p>
      <text:p text:style-name="P4"><text:span text:style-name="T2">F:\ELECTR~1\SEMEST~1\243-31~1\LAB8~1\STEP_3&gt;tcap/u</text:span></text:p>
      <text:p text:style-name="P4"><text:soft-page-break/><text:span text:style-name="T2"/></text:p>
      <text:p text:style-name="P4">5. Conclusion</text:p>
      <text:p text:style-name="P3"/>
      <text:p text:style-name="P3">The experiment was completed successfully without any problems and the theory behind the jump commands was understood completely. No errors were encountered while performing this experi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7</text:page-number> Of <text:page-count>27</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1-02T13:26:07</dc:date>
    <meta:editing-cycles>42</meta:editing-cycles>
    <meta:editing-duration>PT1H40M57S</meta:editing-duration>
    <meta:user-defined meta:name="Info 1"/>
    <meta:user-defined meta:name="Info 2"/>
    <meta:user-defined meta:name="Info 3"/>
    <meta:user-defined meta:name="Info 4"/>
    <meta:document-statistic meta:table-count="0" meta:image-count="0" meta:object-count="37" meta:page-count="27" meta:paragraph-count="902" meta:word-count="7749" meta:character-count="36153"/>
  </office:meta>
</office:document-meta>
</file>

<file path=Object 1/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row>
            <math:mo math:stretchy="false">(</math:mo>
            <math:mrow>
              <math:mi>F</math:mi>
              <math:mo math:stretchy="false">−</math:mo>
              <math:mn>32</math:mn>
            </math:mrow>
            <math:mo math:stretchy="false">)</math:mo>
          </math:mrow>
        </math:mrow>
        <math:mn>9</math:mn>
      </math:mfrac>
    </math:mrow>
    <math:annotation math:encoding="StarMath 5.0">C = {5 times (F - 32)} over 9</math:annotation>
  </math:semantics>
</math:math>
</file>

<file path=Object 10/content.xml><?xml version="1.0" encoding="utf-8"?>
<!DOCTYPE math  PUBLIC '-//OpenOffice.org//DTD Modified W3C MathML 1.01//EN'  'math.dtd'>
<math:math xmlns:math="http://www.w3.org/1998/Math/MathML">
  <math:semantics>
    <math:mrow>
      <math:mi>C</math:mi>
      <math:mo math:stretchy="false">=</math:mo>
      <math:mn>47h</math:mn>
    </math:mrow>
    <math:annotation math:encoding="StarMath 5.0">C = 47h</math:annotation>
  </math:semantics>
</math:math>
</file>

<file path=Object 11/content.xml><?xml version="1.0" encoding="utf-8"?>
<!DOCTYPE math  PUBLIC '-//OpenOffice.org//DTD Modified W3C MathML 1.01//EN'  'math.dtd'>
<math:math xmlns:math="http://www.w3.org/1998/Math/MathML">
  <math:semantics>
    <math:mrow>
      <math:mi>C</math:mi>
      <math:mo math:stretchy="false">=</math:mo>
      <math:mn>71</math:mn>
    </math:mrow>
    <math:annotation math:encoding="StarMath 5.0">C = 71</math:annotation>
  </math:semantics>
</math:math>
</file>

<file path=Object 12/content.xml><?xml version="1.0" encoding="utf-8"?>
<!DOCTYPE math  PUBLIC '-//OpenOffice.org//DTD Modified W3C MathML 1.01//EN'  'math.dtd'>
<math:math xmlns:math="http://www.w3.org/1998/Math/MathML">
  <math:semantics>
    <math:mrow>
      <math:mi>C</math:mi>
      <math:mo math:stretchy="false">=</math:mo>
      <math:mn>93</math:mn>
    </math:mrow>
    <math:annotation math:encoding="StarMath 5.0">C = 93</math:annotation>
  </math:semantics>
</math:math>
</file>

<file path=Object 13/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row>
            <math:mo math:stretchy="false">(</math:mo>
            <math:mrow>
              <math:mn>32h</math:mn>
              <math:mo math:stretchy="false">−</math:mo>
              <math:mn>20h</math:mn>
            </math:mrow>
            <math:mo math:stretchy="false">)</math:mo>
          </math:mrow>
        </math:mrow>
        <math:mn>9</math:mn>
      </math:mfrac>
    </math:mrow>
    <math:annotation math:encoding="StarMath 5.0">C = {5 times (32h-20h)} over 9</math:annotation>
  </math:semantics>
</math:math>
</file>

<file path=Object 14/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n>12h</math:mn>
        </math:mrow>
        <math:mn>9</math:mn>
      </math:mfrac>
    </math:mrow>
    <math:annotation math:encoding="StarMath 5.0">C = {5 times 12h} over 9</math:annotation>
  </math:semantics>
</math:math>
</file>

<file path=Object 15/content.xml><?xml version="1.0" encoding="utf-8"?>
<!DOCTYPE math  PUBLIC '-//OpenOffice.org//DTD Modified W3C MathML 1.01//EN'  'math.dtd'>
<math:math xmlns:math="http://www.w3.org/1998/Math/MathML">
  <math:semantics>
    <math:mrow>
      <math:mi>C</math:mi>
      <math:mo math:stretchy="false">=</math:mo>
      <math:mfrac>
        <math:mn>5Ah</math:mn>
        <math:mn>9</math:mn>
      </math:mfrac>
    </math:mrow>
    <math:annotation math:encoding="StarMath 5.0">C = {5Ah} over 9</math:annotation>
  </math:semantics>
</math:math>
</file>

<file path=Object 16/content.xml><?xml version="1.0" encoding="utf-8"?>
<!DOCTYPE math  PUBLIC '-//OpenOffice.org//DTD Modified W3C MathML 1.01//EN'  'math.dtd'>
<math:math xmlns:math="http://www.w3.org/1998/Math/MathML">
  <math:semantics>
    <math:mrow>
      <math:mi>C</math:mi>
      <math:mo math:stretchy="false">=</math:mo>
      <math:mn>0Ah</math:mn>
    </math:mrow>
    <math:annotation math:encoding="StarMath 5.0">C = 0Ah</math:annotation>
  </math:semantics>
</math:math>
</file>

<file path=Object 17/content.xml><?xml version="1.0" encoding="utf-8"?>
<!DOCTYPE math  PUBLIC '-//OpenOffice.org//DTD Modified W3C MathML 1.01//EN'  'math.dtd'>
<math:math xmlns:math="http://www.w3.org/1998/Math/MathML">
  <math:semantics>
    <math:mrow>
      <math:mi>C</math:mi>
      <math:mo math:stretchy="false">=</math:mo>
      <math:mn>10</math:mn>
    </math:mrow>
    <math:annotation math:encoding="StarMath 5.0">C = 10</math:annotation>
  </math:semantics>
</math:math>
</file>

<file path=Object 18/content.xml><?xml version="1.0" encoding="utf-8"?>
<!DOCTYPE math  PUBLIC '-//OpenOffice.org//DTD Modified W3C MathML 1.01//EN'  'math.dtd'>
<math:math xmlns:math="http://www.w3.org/1998/Math/MathML">
  <math:semantics>
    <math:mrow>
      <math:msub>
        <math:mi>R</math:mi>
        <math:mi>T</math:mi>
      </math:msub>
      <math:mo math:stretchy="false">=</math:mo>
      <math:mfrac>
        <math:mrow>
          <math:msub>
            <math:mi>R</math:mi>
            <math:mn>1</math:mn>
          </math:msub>
          <math:mo math:stretchy="false">⋅</math:mo>
          <math:msub>
            <math:mi>R</math:mi>
            <math:mn>2</math:mn>
          </math:msub>
        </math:mrow>
        <math:mrow>
          <math:msub>
            <math:mi>R</math:mi>
            <math:mn>1</math:mn>
          </math:msub>
          <math:mo math:stretchy="false">+</math:mo>
          <math:msub>
            <math:mi>R</math:mi>
            <math:mn>2</math:mn>
          </math:msub>
        </math:mrow>
      </math:mfrac>
    </math:mrow>
    <math:annotation math:encoding="StarMath 5.0">R_T = {R_1 cdot R_2} over {R_1 + R_2} </math:annotation>
  </math:semantics>
</math:math>
</file>

<file path=Object 19/content.xml><?xml version="1.0" encoding="utf-8"?>
<!DOCTYPE math  PUBLIC '-//OpenOffice.org//DTD Modified W3C MathML 1.01//EN'  'math.dtd'>
<math:math xmlns:math="http://www.w3.org/1998/Math/MathML">
  <math:semantics>
    <math:mrow>
      <math:msub>
        <math:mi>R</math:mi>
        <math:mi>T</math:mi>
      </math:msub>
      <math:mo math:stretchy="false">=</math:mo>
      <math:mfrac>
        <math:mrow>
          <math:mn>50k</math:mn>
          <math:mo math:stretchy="false">⋅</math:mo>
          <math:mn>50k</math:mn>
        </math:mrow>
        <math:mrow>
          <math:mn>50k</math:mn>
          <math:mo math:stretchy="false">+</math:mo>
          <math:mn>50k</math:mn>
        </math:mrow>
      </math:mfrac>
    </math:mrow>
    <math:annotation math:encoding="StarMath 5.0">R_T = {50k cdot 50k} over {50k + 50k} </math:annotation>
  </math:semantics>
</math:math>
</file>

<file path=Object 2/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row>
            <math:mo math:stretchy="false">(</math:mo>
            <math:mrow>
              <math:mi>F</math:mi>
              <math:mo math:stretchy="false">−</math:mo>
              <math:mn>20h</math:mn>
            </math:mrow>
            <math:mo math:stretchy="false">)</math:mo>
          </math:mrow>
        </math:mrow>
        <math:mn>9</math:mn>
      </math:mfrac>
    </math:mrow>
    <math:annotation math:encoding="StarMath 5.0">C = {5 times (F-20h)} over 9</math:annotation>
  </math:semantics>
</math:math>
</file>

<file path=Object 20/content.xml><?xml version="1.0" encoding="utf-8"?>
<!DOCTYPE math  PUBLIC '-//OpenOffice.org//DTD Modified W3C MathML 1.01//EN'  'math.dtd'>
<math:math xmlns:math="http://www.w3.org/1998/Math/MathML">
  <math:semantics>
    <math:mrow>
      <math:msub>
        <math:mi>R</math:mi>
        <math:mi>T</math:mi>
      </math:msub>
      <math:mo math:stretchy="false">=</math:mo>
      <math:mfrac>
        <math:mrow>
          <math:mi math:fontstyle="italic">C350h</math:mi>
          <math:mo math:stretchy="false">⋅</math:mo>
          <math:mi math:fontstyle="italic">C350h</math:mi>
        </math:mrow>
        <math:mrow>
          <math:mi math:fontstyle="italic">C350h</math:mi>
          <math:mo math:stretchy="false">+</math:mo>
          <math:mi math:fontstyle="italic">C350h</math:mi>
        </math:mrow>
      </math:mfrac>
    </math:mrow>
    <math:annotation math:encoding="StarMath 5.0">R_T = {C350h cdot C350h} over {C350h + C350h} </math:annotation>
  </math:semantics>
</math:math>
</file>

<file path=Object 21/content.xml><?xml version="1.0" encoding="utf-8"?>
<!DOCTYPE math  PUBLIC '-//OpenOffice.org//DTD Modified W3C MathML 1.01//EN'  'math.dtd'>
<math:math xmlns:math="http://www.w3.org/1998/Math/MathML">
  <math:semantics>
    <math:mrow>
      <math:msub>
        <math:mi>R</math:mi>
        <math:mi>T</math:mi>
      </math:msub>
      <math:mo math:stretchy="false">=</math:mo>
      <math:mfrac>
        <math:mrow>
          <math:mn>9502</math:mn>
          <math:mi math:fontstyle="italic">F900h</math:mi>
        </math:mrow>
        <math:mrow>
          <math:mn>0001</math:mn>
          <math:mn>86A0h</math:mn>
        </math:mrow>
      </math:mfrac>
    </math:mrow>
    <math:annotation math:encoding="StarMath 5.0">R_T = {9502 F900h} over {0001 86A0h} </math:annotation>
  </math:semantics>
</math:math>
</file>

<file path=Object 22/content.xml><?xml version="1.0" encoding="utf-8"?>
<!DOCTYPE math  PUBLIC '-//OpenOffice.org//DTD Modified W3C MathML 1.01//EN'  'math.dtd'>
<math:math xmlns:math="http://www.w3.org/1998/Math/MathML">
  <math:semantics>
    <math:mrow>
      <math:msub>
        <math:mi>R</math:mi>
        <math:mi>T</math:mi>
      </math:msub>
      <math:mo math:stretchy="false">=</math:mo>
      <math:mfrac>
        <math:mfrac>
          <math:mrow>
            <math:msub>
              <math:mi>R</math:mi>
              <math:mn>1</math:mn>
            </math:msub>
            <math:mo math:stretchy="false">⋅</math:mo>
            <math:msub>
              <math:mi>R</math:mi>
              <math:mn>2</math:mn>
            </math:msub>
          </math:mrow>
          <math:mrow>
            <math:mrow>
              <math:mo math:stretchy="false">(</math:mo>
              <math:mrow>
                <math:msub>
                  <math:mi>R</math:mi>
                  <math:mn>1</math:mn>
                </math:msub>
                <math:mo math:stretchy="false">+</math:mo>
                <math:msub>
                  <math:mi>R</math:mi>
                  <math:mn>2</math:mn>
                </math:msub>
              </math:mrow>
              <math:mo math:stretchy="false">)</math:mo>
            </math:mrow>
            <math:mo math:stretchy="false">/</math:mo>
            <math:mn>2</math:mn>
          </math:mrow>
        </math:mfrac>
        <math:mn>2</math:mn>
      </math:mfrac>
    </math:mrow>
    <math:annotation math:encoding="StarMath 5.0">R_T = {{R_1 cdot R_2} over {{(R_1 + R_2)} / 2}} over 2</math:annotation>
  </math:semantics>
</math:math>
</file>

<file path=Object 23/content.xml><?xml version="1.0" encoding="utf-8"?>
<!DOCTYPE math  PUBLIC '-//OpenOffice.org//DTD Modified W3C MathML 1.01//EN'  'math.dtd'>
<math:math xmlns:math="http://www.w3.org/1998/Math/MathML">
  <math:semantics>
    <math:mrow>
      <math:msub>
        <math:mi>R</math:mi>
        <math:mi>T</math:mi>
      </math:msub>
      <math:mo math:stretchy="false">=</math:mo>
      <math:mfrac>
        <math:mfrac>
          <math:mrow>
            <math:mn>9502</math:mn>
            <math:mi math:fontstyle="italic">F900h</math:mi>
          </math:mrow>
          <math:mrow>
            <math:mrow>
              <math:mo math:stretchy="false">(</math:mo>
              <math:mrow>
                <math:mn>0001</math:mn>
                <math:mn>86A0h</math:mn>
              </math:mrow>
              <math:mo math:stretchy="false">)</math:mo>
            </math:mrow>
            <math:mo math:stretchy="false">/</math:mo>
            <math:mn>2</math:mn>
          </math:mrow>
        </math:mfrac>
        <math:mn>2</math:mn>
      </math:mfrac>
    </math:mrow>
    <math:annotation math:encoding="StarMath 5.0">R_T = {{9502 F900h} over {{(0001 86A0h)} / 2}} over 2</math:annotation>
  </math:semantics>
</math:math>
</file>

<file path=Object 24/content.xml><?xml version="1.0" encoding="utf-8"?>
<!DOCTYPE math  PUBLIC '-//OpenOffice.org//DTD Modified W3C MathML 1.01//EN'  'math.dtd'>
<math:math xmlns:math="http://www.w3.org/1998/Math/MathML">
  <math:semantics>
    <math:mrow>
      <math:msub>
        <math:mi>R</math:mi>
        <math:mi>T</math:mi>
      </math:msub>
      <math:mo math:stretchy="false">=</math:mo>
      <math:mfrac>
        <math:mfrac>
          <math:mrow>
            <math:mn>9502</math:mn>
            <math:mi math:fontstyle="italic">F900h</math:mi>
          </math:mrow>
          <math:mrow>
            <math:mo math:stretchy="false">(</math:mo>
            <math:mi math:fontstyle="italic">C350h</math:mi>
            <math:mo math:stretchy="false">)</math:mo>
          </math:mrow>
        </math:mfrac>
        <math:mn>2</math:mn>
      </math:mfrac>
    </math:mrow>
    <math:annotation math:encoding="StarMath 5.0">R_T = {{9502 F900h} over {{(C350h)}}} over 2</math:annotation>
  </math:semantics>
</math:math>
</file>

<file path=Object 25/content.xml><?xml version="1.0" encoding="utf-8"?>
<!DOCTYPE math  PUBLIC '-//OpenOffice.org//DTD Modified W3C MathML 1.01//EN'  'math.dtd'>
<math:math xmlns:math="http://www.w3.org/1998/Math/MathML">
  <math:semantics>
    <math:mrow>
      <math:msub>
        <math:mi>R</math:mi>
        <math:mi>T</math:mi>
      </math:msub>
      <math:mo math:stretchy="false">=</math:mo>
      <math:mfrac>
        <math:mi math:fontstyle="italic">C350h</math:mi>
        <math:mn>2</math:mn>
      </math:mfrac>
    </math:mrow>
    <math:annotation math:encoding="StarMath 5.0">R_T = {C350h} over 2</math:annotation>
  </math:semantics>
</math:math>
</file>

<file path=Object 26/content.xml><?xml version="1.0" encoding="utf-8"?>
<!DOCTYPE math  PUBLIC '-//OpenOffice.org//DTD Modified W3C MathML 1.01//EN'  'math.dtd'>
<math:math xmlns:math="http://www.w3.org/1998/Math/MathML">
  <math:semantics>
    <math:mrow>
      <math:msub>
        <math:mi>R</math:mi>
        <math:mi>T</math:mi>
      </math:msub>
      <math:mo math:stretchy="false">=</math:mo>
      <math:mn>61A8h</math:mn>
    </math:mrow>
    <math:annotation math:encoding="StarMath 5.0">R_T = 61A8h</math:annotation>
  </math:semantics>
</math:math>
</file>

<file path=Object 27/content.xml><?xml version="1.0" encoding="utf-8"?>
<!DOCTYPE math  PUBLIC '-//OpenOffice.org//DTD Modified W3C MathML 1.01//EN'  'math.dtd'>
<math:math xmlns:math="http://www.w3.org/1998/Math/MathML">
  <math:semantics>
    <math:mrow>
      <math:mrow>
        <math:msub>
          <math:mi>R</math:mi>
          <math:mi>T</math:mi>
        </math:msub>
        <math:mo math:stretchy="false">=</math:mo>
        <math:mn>25k</math:mn>
      </math:mrow>
      <math:mo math:stretchy="false">Ω</math:mo>
    </math:mrow>
    <math:annotation math:encoding="StarMath 5.0">R_T = 25k%OMEGA</math:annotation>
  </math:semantics>
</math:math>
</file>

<file path=Object 28/content.xml><?xml version="1.0" encoding="utf-8"?>
<!DOCTYPE math  PUBLIC '-//OpenOffice.org//DTD Modified W3C MathML 1.01//EN'  'math.dtd'>
<math:math xmlns:math="http://www.w3.org/1998/Math/MathML">
  <math:semantics>
    <math:mrow>
      <math:msub>
        <math:mi>R</math:mi>
        <math:mi>T</math:mi>
      </math:msub>
      <math:mo math:stretchy="false">=</math:mo>
      <math:mfrac>
        <math:mrow>
          <math:mi math:fontstyle="italic">A000h</math:mi>
          <math:mo math:stretchy="false">⋅</math:mo>
          <math:mi math:fontstyle="italic">A000h</math:mi>
        </math:mrow>
        <math:mrow>
          <math:mi math:fontstyle="italic">A000h</math:mi>
          <math:mo math:stretchy="false">+</math:mo>
          <math:mi math:fontstyle="italic">A000h</math:mi>
        </math:mrow>
      </math:mfrac>
    </math:mrow>
    <math:annotation math:encoding="StarMath 5.0">R_T = {A000h cdot A000h} over {A000h + A000h} </math:annotation>
  </math:semantics>
</math:math>
</file>

<file path=Object 29/content.xml><?xml version="1.0" encoding="utf-8"?>
<!DOCTYPE math  PUBLIC '-//OpenOffice.org//DTD Modified W3C MathML 1.01//EN'  'math.dtd'>
<math:math xmlns:math="http://www.w3.org/1998/Math/MathML">
  <math:semantics>
    <math:mrow>
      <math:msub>
        <math:mi>R</math:mi>
        <math:mi>T</math:mi>
      </math:msub>
      <math:mo math:stretchy="false">=</math:mo>
      <math:mfrac>
        <math:mrow>
          <math:mn>40960</math:mn>
          <math:mo math:stretchy="false">⋅</math:mo>
          <math:mn>40960</math:mn>
        </math:mrow>
        <math:mrow>
          <math:mn>40960</math:mn>
          <math:mo math:stretchy="false">+</math:mo>
          <math:mn>40960</math:mn>
        </math:mrow>
      </math:mfrac>
    </math:mrow>
    <math:annotation math:encoding="StarMath 5.0">R_T = {40960 cdot 40960} over {40960 + 40960}</math:annotation>
  </math:semantics>
</math:math>
</file>

<file path=Object 3/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row>
            <math:mo math:stretchy="false">(</math:mo>
            <math:mrow>
              <math:mi math:fontstyle="italic">C8h</math:mi>
              <math:mo math:stretchy="false">−</math:mo>
              <math:mn>20h</math:mn>
            </math:mrow>
            <math:mo math:stretchy="false">)</math:mo>
          </math:mrow>
        </math:mrow>
        <math:mn>9</math:mn>
      </math:mfrac>
    </math:mrow>
    <math:annotation math:encoding="StarMath 5.0">C = {5 times (C8h-20h)} over 9</math:annotation>
  </math:semantics>
</math:math>
</file>

<file path=Object 30/content.xml><?xml version="1.0" encoding="utf-8"?>
<!DOCTYPE math  PUBLIC '-//OpenOffice.org//DTD Modified W3C MathML 1.01//EN'  'math.dtd'>
<math:math xmlns:math="http://www.w3.org/1998/Math/MathML">
  <math:semantics>
    <math:mrow>
      <math:msub>
        <math:mi>R</math:mi>
        <math:mi>T</math:mi>
      </math:msub>
      <math:mo math:stretchy="false">=</math:mo>
      <math:mfrac>
        <math:mrow>
          <math:mn>6400</math:mn>
          <math:mn>0000h</math:mn>
        </math:mrow>
        <math:mrow>
          <math:mn>0001</math:mn>
          <math:mn>4000h</math:mn>
        </math:mrow>
      </math:mfrac>
    </math:mrow>
    <math:annotation math:encoding="StarMath 5.0">R_T = {6400 0000h} over {0001 4000h}</math:annotation>
  </math:semantics>
</math:math>
</file>

<file path=Object 31/content.xml><?xml version="1.0" encoding="utf-8"?>
<!DOCTYPE math  PUBLIC '-//OpenOffice.org//DTD Modified W3C MathML 1.01//EN'  'math.dtd'>
<math:math xmlns:math="http://www.w3.org/1998/Math/MathML">
  <math:semantics>
    <math:mrow>
      <math:msub>
        <math:mi>R</math:mi>
        <math:mi>T</math:mi>
      </math:msub>
      <math:mo math:stretchy="false">=</math:mo>
      <math:mn>5000h</math:mn>
    </math:mrow>
    <math:annotation math:encoding="StarMath 5.0">R_T = 5000h</math:annotation>
  </math:semantics>
</math:math>
</file>

<file path=Object 32/content.xml><?xml version="1.0" encoding="utf-8"?>
<!DOCTYPE math  PUBLIC '-//OpenOffice.org//DTD Modified W3C MathML 1.01//EN'  'math.dtd'>
<math:math xmlns:math="http://www.w3.org/1998/Math/MathML">
  <math:semantics>
    <math:mrow>
      <math:mrow>
        <math:msub>
          <math:mi>R</math:mi>
          <math:mi>T</math:mi>
        </math:msub>
        <math:mo math:stretchy="false">=</math:mo>
        <math:mn>20480</math:mn>
      </math:mrow>
      <math:mo math:stretchy="false">Ω</math:mo>
    </math:mrow>
    <math:annotation math:encoding="StarMath 5.0">R_T = 20480%OMEGA</math:annotation>
  </math:semantics>
</math:math>
</file>

<file path=Object 33/content.xml><?xml version="1.0" encoding="utf-8"?>
<!DOCTYPE math  PUBLIC '-//OpenOffice.org//DTD Modified W3C MathML 1.01//EN'  'math.dtd'>
<math:math xmlns:math="http://www.w3.org/1998/Math/MathML">
  <math:semantics>
    <math:mrow>
      <math:msub>
        <math:mi>R</math:mi>
        <math:mi>T</math:mi>
      </math:msub>
      <math:mo math:stretchy="false">=</math:mo>
      <math:mfrac>
        <math:mrow>
          <math:mn>1000</math:mn>
          <math:mo math:stretchy="false">⋅</math:mo>
          <math:mn>1000</math:mn>
        </math:mrow>
        <math:mrow>
          <math:mn>1000</math:mn>
          <math:mo math:stretchy="false">+</math:mo>
          <math:mn>1000</math:mn>
        </math:mrow>
      </math:mfrac>
    </math:mrow>
    <math:annotation math:encoding="StarMath 5.0">R_T = {1000 cdot 1000} over {1000+ 1000} </math:annotation>
  </math:semantics>
</math:math>
</file>

<file path=Object 34/content.xml><?xml version="1.0" encoding="utf-8"?>
<!DOCTYPE math  PUBLIC '-//OpenOffice.org//DTD Modified W3C MathML 1.01//EN'  'math.dtd'>
<math:math xmlns:math="http://www.w3.org/1998/Math/MathML">
  <math:semantics>
    <math:mrow>
      <math:msub>
        <math:mi>R</math:mi>
        <math:mi>T</math:mi>
      </math:msub>
      <math:mo math:stretchy="false">=</math:mo>
      <math:mfrac>
        <math:mrow>
          <math:mn>03E8h</math:mn>
          <math:mo math:stretchy="false">⋅</math:mo>
          <math:mn>03E8h</math:mn>
        </math:mrow>
        <math:mrow>
          <math:mn>03E8h</math:mn>
          <math:mo math:stretchy="false">+</math:mo>
          <math:mn>03E8h</math:mn>
        </math:mrow>
      </math:mfrac>
    </math:mrow>
    <math:annotation math:encoding="StarMath 5.0">R_T = {03E8h cdot 03E8h} over {03E8h + 03E8h} </math:annotation>
  </math:semantics>
</math:math>
</file>

<file path=Object 35/content.xml><?xml version="1.0" encoding="utf-8"?>
<!DOCTYPE math  PUBLIC '-//OpenOffice.org//DTD Modified W3C MathML 1.01//EN'  'math.dtd'>
<math:math xmlns:math="http://www.w3.org/1998/Math/MathML">
  <math:semantics>
    <math:mrow>
      <math:msub>
        <math:mi>R</math:mi>
        <math:mi>T</math:mi>
      </math:msub>
      <math:mo math:stretchy="false">=</math:mo>
      <math:mfrac>
        <math:mrow>
          <math:mn>000F</math:mn>
          <math:mn>4240h</math:mn>
        </math:mrow>
        <math:mn>07D0h</math:mn>
      </math:mfrac>
    </math:mrow>
    <math:annotation math:encoding="StarMath 5.0">R_T = {000F 4240h} over {07D0h}</math:annotation>
  </math:semantics>
</math:math>
</file>

<file path=Object 36/content.xml><?xml version="1.0" encoding="utf-8"?>
<!DOCTYPE math  PUBLIC '-//OpenOffice.org//DTD Modified W3C MathML 1.01//EN'  'math.dtd'>
<math:math xmlns:math="http://www.w3.org/1998/Math/MathML">
  <math:semantics>
    <math:mrow>
      <math:msub>
        <math:mi>R</math:mi>
        <math:mi>T</math:mi>
      </math:msub>
      <math:mo math:stretchy="false">=</math:mo>
      <math:mn>01F4h</math:mn>
    </math:mrow>
    <math:annotation math:encoding="StarMath 5.0">R_T = 01F4h</math:annotation>
  </math:semantics>
</math:math>
</file>

<file path=Object 37/content.xml><?xml version="1.0" encoding="utf-8"?>
<!DOCTYPE math  PUBLIC '-//OpenOffice.org//DTD Modified W3C MathML 1.01//EN'  'math.dtd'>
<math:math xmlns:math="http://www.w3.org/1998/Math/MathML">
  <math:semantics>
    <math:mrow>
      <math:mrow>
        <math:msub>
          <math:mi>R</math:mi>
          <math:mi>T</math:mi>
        </math:msub>
        <math:mo math:stretchy="false">=</math:mo>
        <math:mn>500</math:mn>
      </math:mrow>
      <math:mo math:stretchy="false">Ω</math:mo>
    </math:mrow>
    <math:annotation math:encoding="StarMath 5.0">R_T = 500%OMEGA</math:annotation>
  </math:semantics>
</math:math>
</file>

<file path=Object 4/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i math:fontstyle="italic">A8h</math:mi>
        </math:mrow>
        <math:mn>9</math:mn>
      </math:mfrac>
    </math:mrow>
    <math:annotation math:encoding="StarMath 5.0">C = {5 times A8h} over 9</math:annotation>
  </math:semantics>
</math:math>
</file>

<file path=Object 5/content.xml><?xml version="1.0" encoding="utf-8"?>
<!DOCTYPE math  PUBLIC '-//OpenOffice.org//DTD Modified W3C MathML 1.01//EN'  'math.dtd'>
<math:math xmlns:math="http://www.w3.org/1998/Math/MathML">
  <math:semantics>
    <math:mrow>
      <math:mi>C</math:mi>
      <math:mo math:stretchy="false">=</math:mo>
      <math:mfrac>
        <math:mn>0348h</math:mn>
        <math:mn>9</math:mn>
      </math:mfrac>
    </math:mrow>
    <math:annotation math:encoding="StarMath 5.0">C = {0348h} over 9</math:annotation>
  </math:semantics>
</math:math>
</file>

<file path=Object 6/content.xml><?xml version="1.0" encoding="utf-8"?>
<!DOCTYPE math  PUBLIC '-//OpenOffice.org//DTD Modified W3C MathML 1.01//EN'  'math.dtd'>
<math:math xmlns:math="http://www.w3.org/1998/Math/MathML">
  <math:semantics>
    <math:mrow>
      <math:mi>C</math:mi>
      <math:mo math:stretchy="false">=</math:mo>
      <math:mn>5Dh</math:mn>
    </math:mrow>
    <math:annotation math:encoding="StarMath 5.0">C = 5Dh</math:annotation>
  </math:semantics>
</math:math>
</file>

<file path=Object 7/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row>
            <math:mo math:stretchy="false">(</math:mo>
            <math:mrow>
              <math:mi math:fontstyle="italic">A1h</math:mi>
              <math:mo math:stretchy="false">−</math:mo>
              <math:mn>20h</math:mn>
            </math:mrow>
            <math:mo math:stretchy="false">)</math:mo>
          </math:mrow>
        </math:mrow>
        <math:mn>9</math:mn>
      </math:mfrac>
    </math:mrow>
    <math:annotation math:encoding="StarMath 5.0">C = {5 times (A1h-20h)} over 9</math:annotation>
  </math:semantics>
</math:math>
</file>

<file path=Object 8/content.xml><?xml version="1.0" encoding="utf-8"?>
<!DOCTYPE math  PUBLIC '-//OpenOffice.org//DTD Modified W3C MathML 1.01//EN'  'math.dtd'>
<math:math xmlns:math="http://www.w3.org/1998/Math/MathML">
  <math:semantics>
    <math:mrow>
      <math:mi>C</math:mi>
      <math:mo math:stretchy="false">=</math:mo>
      <math:mfrac>
        <math:mrow>
          <math:mn>5</math:mn>
          <math:mo math:stretchy="false">×</math:mo>
          <math:mn>81h</math:mn>
        </math:mrow>
        <math:mn>9</math:mn>
      </math:mfrac>
    </math:mrow>
    <math:annotation math:encoding="StarMath 5.0">C = {5 times 81h} over 9</math:annotation>
  </math:semantics>
</math:math>
</file>

<file path=Object 9/content.xml><?xml version="1.0" encoding="utf-8"?>
<!DOCTYPE math  PUBLIC '-//OpenOffice.org//DTD Modified W3C MathML 1.01//EN'  'math.dtd'>
<math:math xmlns:math="http://www.w3.org/1998/Math/MathML">
  <math:semantics>
    <math:mrow>
      <math:mi>C</math:mi>
      <math:mo math:stretchy="false">=</math:mo>
      <math:mfrac>
        <math:mn>0285h</math:mn>
        <math:mn>9</math:mn>
      </math:mfrac>
    </math:mrow>
    <math:annotation math:encoding="StarMath 5.0">C = {0285h} over 9</math:annotation>
  </math:semantics>
</math:math>
</file>